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percentage-style style:name="N10011" number:language="en" number:country="US">
      <number:number number:decimal-places="2" number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2" style:family="table-cell" style:parent-style-name="Default" style:data-style-name="N10100"/>
    <style:style style:name="ce5" style:family="table-cell" style:parent-style-name="Default" style:data-style-name="N10000"/>
    <style:style style:name="ce6" style:family="table-cell" style:parent-style-name="Default" style:data-style-name="N10011"/>
    <style:style style:name="ce3" style:family="table-cell" style:parent-style-name="Default" style:data-style-name="N1000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 Vegetation" table:style-name="ta1">
        <table:table-column table:style-name="co1" table:default-cell-style-name="ce2"/>
        <table:table-column table:style-name="co1" table:number-columns-repeated="1023" table:default-cell-style-name="ce3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Hmean</text:p>
          </table:table-cell>
          <table:table-cell office:value-type="string" calcext:value-type="string">
            <text:p>FHmedian</text:p>
          </table:table-cell>
          <table:table-cell office:value-type="string" calcext:value-type="string">
            <text:p>FHstdev</text:p>
          </table:table-cell>
          <table:table-cell office:value-type="string" calcext:value-type="string">
            <text:p>FHmax</text:p>
          </table:table-cell>
          <table:table-cell/>
          <table:table-cell office:value-type="string" calcext:value-type="string">
            <text:p>Variabl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33" calcext:value-type="float">
            <text:p>33.00</text:p>
          </table:table-cell>
          <table:table-cell/>
          <table:table-cell office:value-type="string" calcext:value-type="string">
            <text:p>FHmean</text:p>
          </table:table-cell>
          <table:table-cell office:value-type="float" office:value="33" calcext:value-type="float">
            <text:p>33.00</text:p>
          </table:table-cell>
          <table:table-cell office:value-type="float" office:value="4.63579443442424" calcext:value-type="float">
            <text:p>4.64</text:p>
          </table:table-cell>
          <table:table-cell office:value-type="float" office:value="0.651264470180257" calcext:value-type="float">
            <text:p>0.65</text:p>
          </table:table-cell>
          <table:table-cell office:value-type="float" office:value="3.279212598" calcext:value-type="float">
            <text:p>3.28</text:p>
          </table:table-cell>
          <table:table-cell office:value-type="float" office:value="4.68975" calcext:value-type="float">
            <text:p>4.69</text:p>
          </table:table-cell>
          <table:table-cell office:value-type="float" office:value="6.066195652" calcext:value-type="float">
            <text:p>6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.63579443442424" calcext:value-type="float">
            <text:p>4.64</text:p>
          </table:table-cell>
          <table:table-cell office:value-type="float" office:value="4.17963636363636" calcext:value-type="float">
            <text:p>4.18</text:p>
          </table:table-cell>
          <table:table-cell office:value-type="float" office:value="1.94540350369697" calcext:value-type="float">
            <text:p>1.95</text:p>
          </table:table-cell>
          <table:table-cell office:value-type="float" office:value="9.90421212121212" calcext:value-type="float">
            <text:p>9.90</text:p>
          </table:table-cell>
          <table:table-cell/>
          <table:table-cell office:value-type="string" calcext:value-type="string">
            <text:p>FHmedian</text:p>
          </table:table-cell>
          <table:table-cell office:value-type="float" office:value="33" calcext:value-type="float">
            <text:p>33.00</text:p>
          </table:table-cell>
          <table:table-cell office:value-type="float" office:value="4.17963636363636" calcext:value-type="float">
            <text:p>4.18</text:p>
          </table:table-cell>
          <table:table-cell office:value-type="float" office:value="0.732382779365656" calcext:value-type="float">
            <text:p>0.73</text:p>
          </table:table-cell>
          <table:table-cell office:value-type="float" office:value="2.925" calcext:value-type="float">
            <text:p>2.93</text:p>
          </table:table-cell>
          <table:table-cell office:value-type="float" office:value="4.095" calcext:value-type="float">
            <text:p>4.10</text:p>
          </table:table-cell>
          <table:table-cell office:value-type="float" office:value="5.85" calcext:value-type="float">
            <text:p>5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651264470180257" calcext:value-type="float">
            <text:p>0.65</text:p>
          </table:table-cell>
          <table:table-cell office:value-type="float" office:value="0.732382779365656" calcext:value-type="float">
            <text:p>0.73</text:p>
          </table:table-cell>
          <table:table-cell office:value-type="float" office:value="0.456876099385258" calcext:value-type="float">
            <text:p>0.46</text:p>
          </table:table-cell>
          <table:table-cell office:value-type="float" office:value="1.79746710257754" calcext:value-type="float">
            <text:p>1.80</text:p>
          </table:table-cell>
          <table:table-cell/>
          <table:table-cell office:value-type="string" calcext:value-type="string">
            <text:p>FHstdev</text:p>
          </table:table-cell>
          <table:table-cell office:value-type="float" office:value="33" calcext:value-type="float">
            <text:p>33.00</text:p>
          </table:table-cell>
          <table:table-cell office:value-type="float" office:value="1.94540350369697" calcext:value-type="float">
            <text:p>1.95</text:p>
          </table:table-cell>
          <table:table-cell office:value-type="float" office:value="0.456876099385258" calcext:value-type="float">
            <text:p>0.46</text:p>
          </table:table-cell>
          <table:table-cell office:value-type="float" office:value="1.143172428" calcext:value-type="float">
            <text:p>1.14</text:p>
          </table:table-cell>
          <table:table-cell office:value-type="float" office:value="1.894837964" calcext:value-type="float">
            <text:p>1.89</text:p>
          </table:table-cell>
          <table:table-cell office:value-type="float" office:value="3.5630222" calcext:value-type="float">
            <text:p>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279212598" calcext:value-type="float">
            <text:p>3.28</text:p>
          </table:table-cell>
          <table:table-cell office:value-type="float" office:value="2.925" calcext:value-type="float">
            <text:p>2.93</text:p>
          </table:table-cell>
          <table:table-cell office:value-type="float" office:value="1.143172428" calcext:value-type="float">
            <text:p>1.14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string" calcext:value-type="string">
            <text:p>FHmax</text:p>
          </table:table-cell>
          <table:table-cell office:value-type="float" office:value="33" calcext:value-type="float">
            <text:p>33.00</text:p>
          </table:table-cell>
          <table:table-cell office:value-type="float" office:value="9.90421212121212" calcext:value-type="float">
            <text:p>9.90</text:p>
          </table:table-cell>
          <table:table-cell office:value-type="float" office:value="1.79746710257754" calcext:value-type="float">
            <text:p>1.80</text:p>
          </table:table-cell>
          <table:table-cell office:value-type="float" office:value="7.02" calcext:value-type="float">
            <text:p>7.02</text:p>
          </table:table-cell>
          <table:table-cell office:value-type="float" office:value="9.36" calcext:value-type="float">
            <text:p>9.36</text:p>
          </table:table-cell>
          <table:table-cell office:value-type="float" office:value="14.04" calcext:value-type="float">
            <text:p>14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4.68975" calcext:value-type="float">
            <text:p>4.69</text:p>
          </table:table-cell>
          <table:table-cell office:value-type="float" office:value="4.095" calcext:value-type="float">
            <text:p>4.10</text:p>
          </table:table-cell>
          <table:table-cell office:value-type="float" office:value="1.894837964" calcext:value-type="float">
            <text:p>1.89</text:p>
          </table:table-cell>
          <table:table-cell office:value-type="float" office:value="9.36" calcext:value-type="float">
            <text:p>9.36</text:p>
          </table:table-cell>
          <table:table-cell/>
          <table:table-cell office:value-type="string" calcext:value-type="string">
            <text:p>LHmean</text:p>
          </table:table-cell>
          <table:table-cell office:value-type="float" office:value="4247" calcext:value-type="float">
            <text:p>4247.00</text:p>
          </table:table-cell>
          <table:table-cell office:value-type="float" office:value="12.8714046527112" calcext:value-type="float">
            <text:p>12.87</text:p>
          </table:table-cell>
          <table:table-cell office:value-type="float" office:value="3.24334559146816" calcext:value-type="float">
            <text:p>3.24</text:p>
          </table:table-cell>
          <table:table-cell office:value-type="float" office:value="3.38360667228699" calcext:value-type="float">
            <text:p>3.38</text:p>
          </table:table-cell>
          <table:table-cell office:value-type="float" office:value="12.7227840423584" calcext:value-type="float">
            <text:p>12.72</text:p>
          </table:table-cell>
          <table:table-cell office:value-type="float" office:value="24.6912212371826" calcext:value-type="float">
            <text:p>2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6.066195652" calcext:value-type="float">
            <text:p>6.07</text:p>
          </table:table-cell>
          <table:table-cell office:value-type="float" office:value="5.85" calcext:value-type="float">
            <text:p>5.85</text:p>
          </table:table-cell>
          <table:table-cell office:value-type="float" office:value="3.5630222" calcext:value-type="float">
            <text:p>3.56</text:p>
          </table:table-cell>
          <table:table-cell office:value-type="float" office:value="14.04" calcext:value-type="float">
            <text:p>14.04</text:p>
          </table:table-cell>
          <table:table-cell/>
          <table:table-cell office:value-type="string" calcext:value-type="string">
            <text:p>LHmedian</text:p>
          </table:table-cell>
          <table:table-cell office:value-type="float" office:value="4247" calcext:value-type="float">
            <text:p>4247.00</text:p>
          </table:table-cell>
          <table:table-cell office:value-type="float" office:value="13.0957122508122" calcext:value-type="float">
            <text:p>13.10</text:p>
          </table:table-cell>
          <table:table-cell office:value-type="float" office:value="3.45745016219694" calcext:value-type="float">
            <text:p>3.46</text:p>
          </table:table-cell>
          <table:table-cell office:value-type="float" office:value="0.573974609375" calcext:value-type="float">
            <text:p>0.57</text:p>
          </table:table-cell>
          <table:table-cell office:value-type="float" office:value="12.95263671875" calcext:value-type="float">
            <text:p>12.95</text:p>
          </table:table-cell>
          <table:table-cell office:value-type="float" office:value="26.2672119140625" calcext:value-type="float">
            <text:p>26.27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iDAR</text:p>
          </table:table-cell>
          <table:table-cell table:style-name="ce5" office:value-type="string" calcext:value-type="string">
            <text:p>LHmean</text:p>
          </table:table-cell>
          <table:table-cell table:style-name="ce5" office:value-type="string" calcext:value-type="string">
            <text:p>LHmedian</text:p>
          </table:table-cell>
          <table:table-cell table:style-name="ce5" office:value-type="string" calcext:value-type="string">
            <text:p>LHstdev</text:p>
          </table:table-cell>
          <table:table-cell table:style-name="ce5" office:value-type="string" calcext:value-type="string">
            <text:p>LHmax</text:p>
          </table:table-cell>
          <table:table-cell/>
          <table:table-cell office:value-type="string" calcext:value-type="string">
            <text:p>LHstdev</text:p>
          </table:table-cell>
          <table:table-cell office:value-type="float" office:value="4247" calcext:value-type="float">
            <text:p>4247.00</text:p>
          </table:table-cell>
          <table:table-cell office:value-type="float" office:value="3.46384426243366" calcext:value-type="float">
            <text:p>3.46</text:p>
          </table:table-cell>
          <table:table-cell office:value-type="float" office:value="1.16202984929251" calcext:value-type="float">
            <text:p>1.16</text:p>
          </table:table-cell>
          <table:table-cell office:value-type="float" office:value="0.843942046165466" calcext:value-type="float">
            <text:p>0.84</text:p>
          </table:table-cell>
          <table:table-cell office:value-type="float" office:value="3.32046294212341" calcext:value-type="float">
            <text:p>3.32</text:p>
          </table:table-cell>
          <table:table-cell office:value-type="float" office:value="9.99543952941895" calcext:value-type="float">
            <text:p>10.0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ount</text:p>
          </table:table-cell>
          <table:table-cell table:number-columns-repeated="4" table:style-name="ce5" office:value-type="float" office:value="4247" calcext:value-type="float">
            <text:p>4247</text:p>
          </table:table-cell>
          <table:table-cell/>
          <table:table-cell office:value-type="string" calcext:value-type="string">
            <text:p>LHmax</text:p>
          </table:table-cell>
          <table:table-cell office:value-type="float" office:value="4247" calcext:value-type="float">
            <text:p>4247.00</text:p>
          </table:table-cell>
          <table:table-cell office:value-type="float" office:value="20.3891926786325" calcext:value-type="float">
            <text:p>20.39</text:p>
          </table:table-cell>
          <table:table-cell office:value-type="float" office:value="4.08280647200297" calcext:value-type="float">
            <text:p>4.08</text:p>
          </table:table-cell>
          <table:table-cell office:value-type="float" office:value="7.93804931640625" calcext:value-type="float">
            <text:p>7.94</text:p>
          </table:table-cell>
          <table:table-cell office:value-type="float" office:value="20.1104736328125" calcext:value-type="float">
            <text:p>20.11</text:p>
          </table:table-cell>
          <table:table-cell office:value-type="float" office:value="38.7213134765625" calcext:value-type="float">
            <text:p>38.72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ean</text:p>
          </table:table-cell>
          <table:table-cell table:style-name="ce5" office:value-type="float" office:value="12.8714046527112" calcext:value-type="float">
            <text:p>12.8714046527112</text:p>
          </table:table-cell>
          <table:table-cell table:style-name="ce5" office:value-type="float" office:value="13.0957122508122" calcext:value-type="float">
            <text:p>13.0957122508122</text:p>
          </table:table-cell>
          <table:table-cell table:style-name="ce5" office:value-type="float" office:value="3.46384426243366" calcext:value-type="float">
            <text:p>3.46384426243366</text:p>
          </table:table-cell>
          <table:table-cell table:style-name="ce5" office:value-type="float" office:value="20.3891926786325" calcext:value-type="float">
            <text:p>20.38919267863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d</text:p>
          </table:table-cell>
          <table:table-cell table:style-name="ce5" office:value-type="float" office:value="3.24334559146816" calcext:value-type="float">
            <text:p>3.24334559146816</text:p>
          </table:table-cell>
          <table:table-cell table:style-name="ce5" office:value-type="float" office:value="3.45745016219694" calcext:value-type="float">
            <text:p>3.45745016219694</text:p>
          </table:table-cell>
          <table:table-cell table:style-name="ce5" office:value-type="float" office:value="1.16202984929251" calcext:value-type="float">
            <text:p>1.16202984929251</text:p>
          </table:table-cell>
          <table:table-cell table:style-name="ce5" office:value-type="float" office:value="4.08280647200297" calcext:value-type="float">
            <text:p>4.0828064720029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float" office:value="3.38360667228699" calcext:value-type="float">
            <text:p>3.38360667228699</text:p>
          </table:table-cell>
          <table:table-cell table:style-name="ce5" office:value-type="float" office:value="0.573974609375" calcext:value-type="float">
            <text:p>0.573974609375</text:p>
          </table:table-cell>
          <table:table-cell table:style-name="ce5" office:value-type="float" office:value="0.843942046165466" calcext:value-type="float">
            <text:p>0.843942046165466</text:p>
          </table:table-cell>
          <table:table-cell table:style-name="ce5" office:value-type="float" office:value="7.93804931640625" calcext:value-type="float">
            <text:p>7.9380493164062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5" office:value-type="float" office:value="12.7227840423584" calcext:value-type="float">
            <text:p>12.7227840423584</text:p>
          </table:table-cell>
          <table:table-cell table:style-name="ce5" office:value-type="float" office:value="12.95263671875" calcext:value-type="float">
            <text:p>12.95263671875</text:p>
          </table:table-cell>
          <table:table-cell table:style-name="ce5" office:value-type="float" office:value="3.32046294212341" calcext:value-type="float">
            <text:p>3.32046294212341</text:p>
          </table:table-cell>
          <table:table-cell table:style-name="ce5" office:value-type="float" office:value="20.1104736328125" calcext:value-type="float">
            <text:p>20.11047363281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ax</text:p>
          </table:table-cell>
          <table:table-cell table:style-name="ce5" office:value-type="float" office:value="24.6912212371826" calcext:value-type="float">
            <text:p>24.6912212371826</text:p>
          </table:table-cell>
          <table:table-cell table:style-name="ce5" office:value-type="float" office:value="26.2672119140625" calcext:value-type="float">
            <text:p>26.2672119140625</text:p>
          </table:table-cell>
          <table:table-cell table:style-name="ce5" office:value-type="float" office:value="9.99543952941895" calcext:value-type="float">
            <text:p>9.99543952941895</text:p>
          </table:table-cell>
          <table:table-cell table:style-name="ce5" office:value-type="float" office:value="38.7213134765625" calcext:value-type="float">
            <text:p>38.7213134765625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tareira 1 - LiDAR" table:style-name="ta1">
        <table:table-column table:style-name="co2" table:default-cell-style-name="ce5"/>
        <table:table-column table:style-name="co1" table:number-columns-repeated="1023" table:default-cell-style-name="ce5"/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LHmean</text:p>
          </table:table-cell>
          <table:table-cell office:value-type="string" calcext:value-type="string">
            <text:p>LHmedian</text:p>
          </table:table-cell>
          <table:table-cell office:value-type="string" calcext:value-type="string">
            <text:p>LHstdev</text:p>
          </table:table-cell>
          <table:table-cell office:value-type="string" calcext:value-type="string">
            <text:p>LH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1998" calcext:value-type="float">
            <text:p>1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3.3098001391799" calcext:value-type="float">
            <text:p>13.3098001391799</text:p>
          </table:table-cell>
          <table:table-cell office:value-type="float" office:value="13.5507850074195" calcext:value-type="float">
            <text:p>13.5507850074195</text:p>
          </table:table-cell>
          <table:table-cell office:value-type="float" office:value="3.34596119166256" calcext:value-type="float">
            <text:p>3.34596119166256</text:p>
          </table:table-cell>
          <table:table-cell office:value-type="float" office:value="20.5037014859097" calcext:value-type="float">
            <text:p>20.50370148590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.9919643332919" calcext:value-type="float">
            <text:p>2.9919643332919</text:p>
          </table:table-cell>
          <table:table-cell office:value-type="float" office:value="3.1611241088349" calcext:value-type="float">
            <text:p>3.1611241088349</text:p>
          </table:table-cell>
          <table:table-cell office:value-type="float" office:value="1.09826798697128" calcext:value-type="float">
            <text:p>1.09826798697128</text:p>
          </table:table-cell>
          <table:table-cell office:value-type="float" office:value="3.82099077533222" calcext:value-type="float">
            <text:p>3.82099077533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5.66615152359009" calcext:value-type="float">
            <text:p>5.66615152359009</text:p>
          </table:table-cell>
          <table:table-cell office:value-type="float" office:value="5.06365966796875" calcext:value-type="float">
            <text:p>5.06365966796875</text:p>
          </table:table-cell>
          <table:table-cell office:value-type="float" office:value="0.875546753406525" calcext:value-type="float">
            <text:p>0.875546753406525</text:p>
          </table:table-cell>
          <table:table-cell office:value-type="float" office:value="11.264404296875" calcext:value-type="float">
            <text:p>11.264404296875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11.2371835708618" calcext:value-type="float">
            <text:p>11.2371835708618</text:p>
          </table:table-cell>
          <table:table-cell office:value-type="float" office:value="11.4165649414063" calcext:value-type="float">
            <text:p>11.4165649414063</text:p>
          </table:table-cell>
          <table:table-cell office:value-type="float" office:value="2.54002493619919" calcext:value-type="float">
            <text:p>2.54002493619919</text:p>
          </table:table-cell>
          <table:table-cell office:value-type="float" office:value="17.7935638427734" calcext:value-type="float">
            <text:p>17.7935638427734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13.0131392478943" calcext:value-type="float">
            <text:p>13.0131392478943</text:p>
          </table:table-cell>
          <table:table-cell office:value-type="float" office:value="13.2205200195313" calcext:value-type="float">
            <text:p>13.2205200195313</text:p>
          </table:table-cell>
          <table:table-cell office:value-type="float" office:value="3.19536733627319" calcext:value-type="float">
            <text:p>3.19536733627319</text:p>
          </table:table-cell>
          <table:table-cell office:value-type="float" office:value="19.9815368652344" calcext:value-type="float">
            <text:p>19.9815368652344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15.1277985572815" calcext:value-type="float">
            <text:p>15.1277985572815</text:p>
          </table:table-cell>
          <table:table-cell office:value-type="float" office:value="15.3913726806641" calcext:value-type="float">
            <text:p>15.3913726806641</text:p>
          </table:table-cell>
          <table:table-cell office:value-type="float" office:value="3.92687863111496" calcext:value-type="float">
            <text:p>3.92687863111496</text:p>
          </table:table-cell>
          <table:table-cell office:value-type="float" office:value="22.8111572265625" calcext:value-type="float">
            <text:p>22.8111572265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3.9308490753174" calcext:value-type="float">
            <text:p>23.9308490753174</text:p>
          </table:table-cell>
          <table:table-cell office:value-type="float" office:value="25.4752807617187" calcext:value-type="float">
            <text:p>25.4752807617187</text:p>
          </table:table-cell>
          <table:table-cell office:value-type="float" office:value="9.1378231048584" calcext:value-type="float">
            <text:p>9.1378231048584</text:p>
          </table:table-cell>
          <table:table-cell office:value-type="float" office:value="38.7213134765625" calcext:value-type="float">
            <text:p>38.72131347656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tinel 15081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1998" calcext:value-type="float">
            <text:p>19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817947924804901" calcext:value-type="float">
            <text:p>0.008179479248049</text:p>
          </table:table-cell>
          <table:table-cell office:value-type="float" office:value="0.0297934541789194" calcext:value-type="float">
            <text:p>0.029793454178919</text:p>
          </table:table-cell>
          <table:table-cell office:value-type="float" office:value="0.0210773337560634" calcext:value-type="float">
            <text:p>0.021077333756063</text:p>
          </table:table-cell>
          <table:table-cell office:value-type="float" office:value="0.0700628393878778" calcext:value-type="float">
            <text:p>0.070062839387878</text:p>
          </table:table-cell>
          <table:table-cell office:value-type="float" office:value="0.229303925028733" calcext:value-type="float">
            <text:p>0.229303925028733</text:p>
          </table:table-cell>
          <table:table-cell office:value-type="float" office:value="0.287163744541678" calcext:value-type="float">
            <text:p>0.287163744541678</text:p>
          </table:table-cell>
          <table:table-cell office:value-type="float" office:value="0.31879503631198" calcext:value-type="float">
            <text:p>0.31879503631198</text:p>
          </table:table-cell>
          <table:table-cell office:value-type="float" office:value="0.180310575863919" calcext:value-type="float">
            <text:p>0.180310575863919</text:p>
          </table:table-cell>
          <table:table-cell office:value-type="float" office:value="0.0815719527241823" calcext:value-type="float">
            <text:p>0.0815719527241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299331402680331" calcext:value-type="float">
            <text:p>0.002993314026803</text:p>
          </table:table-cell>
          <table:table-cell office:value-type="float" office:value="0.00474269564734046" calcext:value-type="float">
            <text:p>0.00474269564734</text:p>
          </table:table-cell>
          <table:table-cell office:value-type="float" office:value="0.00429120465558637" calcext:value-type="float">
            <text:p>0.004291204655586</text:p>
          </table:table-cell>
          <table:table-cell office:value-type="float" office:value="0.00881051854713532" calcext:value-type="float">
            <text:p>0.008810518547135</text:p>
          </table:table-cell>
          <table:table-cell office:value-type="float" office:value="0.0265997893704804" calcext:value-type="float">
            <text:p>0.026599789370481</text:p>
          </table:table-cell>
          <table:table-cell office:value-type="float" office:value="0.0340476451719445" calcext:value-type="float">
            <text:p>0.034047645171945</text:p>
          </table:table-cell>
          <table:table-cell office:value-type="float" office:value="0.0362330103962326" calcext:value-type="float">
            <text:p>0.036233010396233</text:p>
          </table:table-cell>
          <table:table-cell office:value-type="float" office:value="0.0179400720818311" calcext:value-type="float">
            <text:p>0.017940072081831</text:p>
          </table:table-cell>
          <table:table-cell office:value-type="float" office:value="0.0106830483117876" calcext:value-type="float">
            <text:p>0.0106830483117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013460053014569" calcext:value-type="float">
            <text:p>0.000134600530146</text:p>
          </table:table-cell>
          <table:table-cell office:value-type="float" office:value="0.0120438160374761" calcext:value-type="float">
            <text:p>0.012043816037476</text:p>
          </table:table-cell>
          <table:table-cell office:value-type="float" office:value="0.0096938032656908" calcext:value-type="float">
            <text:p>0.009693803265691</text:p>
          </table:table-cell>
          <table:table-cell office:value-type="float" office:value="0.0368065573275089" calcext:value-type="float">
            <text:p>0.036806557327509</text:p>
          </table:table-cell>
          <table:table-cell office:value-type="float" office:value="0.135881647467613" calcext:value-type="float">
            <text:p>0.135881647467613</text:p>
          </table:table-cell>
          <table:table-cell office:value-type="float" office:value="0.184295117855072" calcext:value-type="float">
            <text:p>0.184295117855072</text:p>
          </table:table-cell>
          <table:table-cell office:value-type="float" office:value="0.211134299635887" calcext:value-type="float">
            <text:p>0.211134299635887</text:p>
          </table:table-cell>
          <table:table-cell office:value-type="float" office:value="0.107270419597626" calcext:value-type="float">
            <text:p>0.107270419597626</text:p>
          </table:table-cell>
          <table:table-cell office:value-type="float" office:value="0.0438020899891853" calcext:value-type="float">
            <text:p>0.043802089989185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0628267787396908" calcext:value-type="float">
            <text:p>0.006282677873969</text:p>
          </table:table-cell>
          <table:table-cell office:value-type="float" office:value="0.0267835236154497" calcext:value-type="float">
            <text:p>0.02678352361545</text:p>
          </table:table-cell>
          <table:table-cell office:value-type="float" office:value="0.0185731695964932" calcext:value-type="float">
            <text:p>0.018573169596493</text:p>
          </table:table-cell>
          <table:table-cell office:value-type="float" office:value="0.0650044716894627" calcext:value-type="float">
            <text:p>0.065004471689463</text:p>
          </table:table-cell>
          <table:table-cell office:value-type="float" office:value="0.211911115795374" calcext:value-type="float">
            <text:p>0.211911115795374</text:p>
          </table:table-cell>
          <table:table-cell office:value-type="float" office:value="0.266004852950573" calcext:value-type="float">
            <text:p>0.266004852950573</text:p>
          </table:table-cell>
          <table:table-cell office:value-type="float" office:value="0.295579768717289" calcext:value-type="float">
            <text:p>0.295579768717289</text:p>
          </table:table-cell>
          <table:table-cell office:value-type="float" office:value="0.169221613556147" calcext:value-type="float">
            <text:p>0.169221613556147</text:p>
          </table:table-cell>
          <table:table-cell office:value-type="float" office:value="0.0750356242060661" calcext:value-type="float">
            <text:p>0.075035624206066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0816412549465895" calcext:value-type="float">
            <text:p>0.008164125494659</text:p>
          </table:table-cell>
          <table:table-cell office:value-type="float" office:value="0.0299252960830927" calcext:value-type="float">
            <text:p>0.029925296083093</text:p>
          </table:table-cell>
          <table:table-cell office:value-type="float" office:value="0.0208641663193703" calcext:value-type="float">
            <text:p>0.02086416631937</text:p>
          </table:table-cell>
          <table:table-cell office:value-type="float" office:value="0.0702604837715626" calcext:value-type="float">
            <text:p>0.070260483771563</text:p>
          </table:table-cell>
          <table:table-cell office:value-type="float" office:value="0.228614814579487" calcext:value-type="float">
            <text:p>0.228614814579487</text:p>
          </table:table-cell>
          <table:table-cell office:value-type="float" office:value="0.286151498556137" calcext:value-type="float">
            <text:p>0.286151498556137</text:p>
          </table:table-cell>
          <table:table-cell office:value-type="float" office:value="0.317875280976295" calcext:value-type="float">
            <text:p>0.317875280976295</text:p>
          </table:table-cell>
          <table:table-cell office:value-type="float" office:value="0.179406546056271" calcext:value-type="float">
            <text:p>0.179406546056271</text:p>
          </table:table-cell>
          <table:table-cell office:value-type="float" office:value="0.0804416239261627" calcext:value-type="float">
            <text:p>0.080441623926163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100621122401208" calcext:value-type="float">
            <text:p>0.010062112240121</text:p>
          </table:table-cell>
          <table:table-cell office:value-type="float" office:value="0.0326142059639096" calcext:value-type="float">
            <text:p>0.03261420596391</text:p>
          </table:table-cell>
          <table:table-cell office:value-type="float" office:value="0.0230103377252817" calcext:value-type="float">
            <text:p>0.023010337725282</text:p>
          </table:table-cell>
          <table:table-cell office:value-type="float" office:value="0.0750236175954342" calcext:value-type="float">
            <text:p>0.075023617595434</text:p>
          </table:table-cell>
          <table:table-cell office:value-type="float" office:value="0.245401754975319" calcext:value-type="float">
            <text:p>0.245401754975319</text:p>
          </table:table-cell>
          <table:table-cell office:value-type="float" office:value="0.306674920022488" calcext:value-type="float">
            <text:p>0.306674920022488</text:p>
          </table:table-cell>
          <table:table-cell office:value-type="float" office:value="0.340245433151722" calcext:value-type="float">
            <text:p>0.340245433151722</text:p>
          </table:table-cell>
          <table:table-cell office:value-type="float" office:value="0.190825957804918" calcext:value-type="float">
            <text:p>0.190825957804918</text:p>
          </table:table-cell>
          <table:table-cell office:value-type="float" office:value="0.0869057010859251" calcext:value-type="float">
            <text:p>0.0869057010859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316521674394608" calcext:value-type="float">
            <text:p>0.031652167439461</text:p>
          </table:table-cell>
          <table:table-cell office:value-type="float" office:value="0.0661226734519005" calcext:value-type="float">
            <text:p>0.066122673451901</text:p>
          </table:table-cell>
          <table:table-cell office:value-type="float" office:value="0.0705669894814491" calcext:value-type="float">
            <text:p>0.070566989481449</text:p>
          </table:table-cell>
          <table:table-cell office:value-type="float" office:value="0.136149242520332" calcext:value-type="float">
            <text:p>0.136149242520332</text:p>
          </table:table-cell>
          <table:table-cell office:value-type="float" office:value="0.330199658870697" calcext:value-type="float">
            <text:p>0.330199658870697</text:p>
          </table:table-cell>
          <table:table-cell office:value-type="float" office:value="0.43027338385582" calcext:value-type="float">
            <text:p>0.43027338385582</text:p>
          </table:table-cell>
          <table:table-cell office:value-type="float" office:value="0.468546777963638" calcext:value-type="float">
            <text:p>0.468546777963638</text:p>
          </table:table-cell>
          <table:table-cell office:value-type="float" office:value="0.313720732927322" calcext:value-type="float">
            <text:p>0.313720732927322</text:p>
          </table:table-cell>
          <table:table-cell office:value-type="float" office:value="0.170464187860489" calcext:value-type="float">
            <text:p>0.17046418786048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tinel 16122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1998" calcext:value-type="float">
            <text:p>19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13569846061208" calcext:value-type="float">
            <text:p>0.011356984606121</text:p>
          </table:table-cell>
          <table:table-cell office:value-type="float" office:value="0.0384378718339034" calcext:value-type="float">
            <text:p>0.038437871833903</text:p>
          </table:table-cell>
          <table:table-cell office:value-type="float" office:value="0.0194633241469699" calcext:value-type="float">
            <text:p>0.01946332414697</text:p>
          </table:table-cell>
          <table:table-cell office:value-type="float" office:value="0.0801811791095021" calcext:value-type="float">
            <text:p>0.080181179109502</text:p>
          </table:table-cell>
          <table:table-cell office:value-type="float" office:value="0.301155141978949" calcext:value-type="float">
            <text:p>0.301155141978949</text:p>
          </table:table-cell>
          <table:table-cell office:value-type="float" office:value="0.380625394998012" calcext:value-type="float">
            <text:p>0.380625394998012</text:p>
          </table:table-cell>
          <table:table-cell office:value-type="float" office:value="0.411292263516435" calcext:value-type="float">
            <text:p>0.411292263516435</text:p>
          </table:table-cell>
          <table:table-cell office:value-type="float" office:value="0.19082358208773" calcext:value-type="float">
            <text:p>0.19082358208773</text:p>
          </table:table-cell>
          <table:table-cell office:value-type="float" office:value="0.0800575566057627" calcext:value-type="float">
            <text:p>0.0800575566057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174768811716711" calcext:value-type="float">
            <text:p>0.001747688117167</text:p>
          </table:table-cell>
          <table:table-cell office:value-type="float" office:value="0.0033620994617796" calcext:value-type="float">
            <text:p>0.00336209946178</text:p>
          </table:table-cell>
          <table:table-cell office:value-type="float" office:value="0.00263618197755124" calcext:value-type="float">
            <text:p>0.002636181977551</text:p>
          </table:table-cell>
          <table:table-cell office:value-type="float" office:value="0.00665842257075903" calcext:value-type="float">
            <text:p>0.006658422570759</text:p>
          </table:table-cell>
          <table:table-cell office:value-type="float" office:value="0.0203818611062039" calcext:value-type="float">
            <text:p>0.020381861106204</text:p>
          </table:table-cell>
          <table:table-cell office:value-type="float" office:value="0.0230897729966097" calcext:value-type="float">
            <text:p>0.02308977299661</text:p>
          </table:table-cell>
          <table:table-cell office:value-type="float" office:value="0.0235723463135609" calcext:value-type="float">
            <text:p>0.023572346313561</text:p>
          </table:table-cell>
          <table:table-cell office:value-type="float" office:value="0.0118334103926931" calcext:value-type="float">
            <text:p>0.011833410392693</text:p>
          </table:table-cell>
          <table:table-cell office:value-type="float" office:value="0.00721948468471174" calcext:value-type="float">
            <text:p>0.0072194846847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532348826527596" calcext:value-type="float">
            <text:p>0.005323488265276</text:p>
          </table:table-cell>
          <table:table-cell office:value-type="float" office:value="0.0264421049505472" calcext:value-type="float">
            <text:p>0.026442104950547</text:p>
          </table:table-cell>
          <table:table-cell office:value-type="float" office:value="0.0126372799277306" calcext:value-type="float">
            <text:p>0.012637279927731</text:p>
          </table:table-cell>
          <table:table-cell office:value-type="float" office:value="0.0582914017140865" calcext:value-type="float">
            <text:p>0.058291401714087</text:p>
          </table:table-cell>
          <table:table-cell office:value-type="float" office:value="0.229507222771645" calcext:value-type="float">
            <text:p>0.229507222771645</text:p>
          </table:table-cell>
          <table:table-cell office:value-type="float" office:value="0.29013055562973" calcext:value-type="float">
            <text:p>0.29013055562973</text:p>
          </table:table-cell>
          <table:table-cell office:value-type="float" office:value="0.311368882656097" calcext:value-type="float">
            <text:p>0.311368882656097</text:p>
          </table:table-cell>
          <table:table-cell office:value-type="float" office:value="0.138562738895416" calcext:value-type="float">
            <text:p>0.138562738895416</text:p>
          </table:table-cell>
          <table:table-cell office:value-type="float" office:value="0.0541644655168057" calcext:value-type="float">
            <text:p>0.054164465516806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10286501608789" calcext:value-type="float">
            <text:p>0.010286501608789</text:p>
          </table:table-cell>
          <table:table-cell office:value-type="float" office:value="0.036297426559031" calcext:value-type="float">
            <text:p>0.036297426559031</text:p>
          </table:table-cell>
          <table:table-cell office:value-type="float" office:value="0.0180293247103691" calcext:value-type="float">
            <text:p>0.018029324710369</text:p>
          </table:table-cell>
          <table:table-cell office:value-type="float" office:value="0.0760491378605366" calcext:value-type="float">
            <text:p>0.076049137860537</text:p>
          </table:table-cell>
          <table:table-cell office:value-type="float" office:value="0.287866503000259" calcext:value-type="float">
            <text:p>0.287866503000259</text:p>
          </table:table-cell>
          <table:table-cell office:value-type="float" office:value="0.365585632622242" calcext:value-type="float">
            <text:p>0.365585632622242</text:p>
          </table:table-cell>
          <table:table-cell office:value-type="float" office:value="0.396058492362499" calcext:value-type="float">
            <text:p>0.396058492362499</text:p>
          </table:table-cell>
          <table:table-cell office:value-type="float" office:value="0.182729780673981" calcext:value-type="float">
            <text:p>0.182729780673981</text:p>
          </table:table-cell>
          <table:table-cell office:value-type="float" office:value="0.075568912550807" calcext:value-type="float">
            <text:p>0.075568912550807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112570025958121" calcext:value-type="float">
            <text:p>0.011257002595812</text:p>
          </table:table-cell>
          <table:table-cell office:value-type="float" office:value="0.0382788758724928" calcext:value-type="float">
            <text:p>0.038278875872493</text:p>
          </table:table-cell>
          <table:table-cell office:value-type="float" office:value="0.0191440992057323" calcext:value-type="float">
            <text:p>0.019144099205732</text:p>
          </table:table-cell>
          <table:table-cell office:value-type="float" office:value="0.0801568068563938" calcext:value-type="float">
            <text:p>0.080156806856394</text:p>
          </table:table-cell>
          <table:table-cell office:value-type="float" office:value="0.301932275295258" calcext:value-type="float">
            <text:p>0.301932275295258</text:p>
          </table:table-cell>
          <table:table-cell office:value-type="float" office:value="0.3814347833395" calcext:value-type="float">
            <text:p>0.3814347833395</text:p>
          </table:table-cell>
          <table:table-cell office:value-type="float" office:value="0.41120782494545" calcext:value-type="float">
            <text:p>0.41120782494545</text:p>
          </table:table-cell>
          <table:table-cell office:value-type="float" office:value="0.19074585288763" calcext:value-type="float">
            <text:p>0.19074585288763</text:p>
          </table:table-cell>
          <table:table-cell office:value-type="float" office:value="0.0793576389551163" calcext:value-type="float">
            <text:p>0.079357638955116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122480005957186" calcext:value-type="float">
            <text:p>0.012248000595719</text:p>
          </table:table-cell>
          <table:table-cell office:value-type="float" office:value="0.0403731828555465" calcext:value-type="float">
            <text:p>0.040373182855547</text:p>
          </table:table-cell>
          <table:table-cell office:value-type="float" office:value="0.0204405491240323" calcext:value-type="float">
            <text:p>0.020440549124032</text:p>
          </table:table-cell>
          <table:table-cell office:value-type="float" office:value="0.0839360952377319" calcext:value-type="float">
            <text:p>0.083936095237732</text:p>
          </table:table-cell>
          <table:table-cell office:value-type="float" office:value="0.314947910606861" calcext:value-type="float">
            <text:p>0.314947910606861</text:p>
          </table:table-cell>
          <table:table-cell office:value-type="float" office:value="0.395353861153126" calcext:value-type="float">
            <text:p>0.395353861153126</text:p>
          </table:table-cell>
          <table:table-cell office:value-type="float" office:value="0.42640758305788" calcext:value-type="float">
            <text:p>0.42640758305788</text:p>
          </table:table-cell>
          <table:table-cell office:value-type="float" office:value="0.197734888643026" calcext:value-type="float">
            <text:p>0.197734888643026</text:p>
          </table:table-cell>
          <table:table-cell office:value-type="float" office:value="0.0830939989537001" calcext:value-type="float">
            <text:p>0.08309399895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249564405530691" calcext:value-type="float">
            <text:p>0.024956440553069</text:p>
          </table:table-cell>
          <table:table-cell office:value-type="float" office:value="0.0611923933029175" calcext:value-type="float">
            <text:p>0.061192393302918</text:p>
          </table:table-cell>
          <table:table-cell office:value-type="float" office:value="0.0526804029941559" calcext:value-type="float">
            <text:p>0.052680402994156</text:p>
          </table:table-cell>
          <table:table-cell office:value-type="float" office:value="0.125379115343094" calcext:value-type="float">
            <text:p>0.125379115343094</text:p>
          </table:table-cell>
          <table:table-cell office:value-type="float" office:value="0.364527761936188" calcext:value-type="float">
            <text:p>0.364527761936188</text:p>
          </table:table-cell>
          <table:table-cell office:value-type="float" office:value="0.470383554697037" calcext:value-type="float">
            <text:p>0.470383554697037</text:p>
          </table:table-cell>
          <table:table-cell office:value-type="float" office:value="0.491656690835953" calcext:value-type="float">
            <text:p>0.491656690835953</text:p>
          </table:table-cell>
          <table:table-cell office:value-type="float" office:value="0.263129770755768" calcext:value-type="float">
            <text:p>0.263129770755768</text:p>
          </table:table-cell>
          <table:table-cell office:value-type="float" office:value="0.140245795249939" calcext:value-type="float">
            <text:p>0.140245795249939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tareira 2 - LiDAR" table:style-name="ta1">
        <table:table-column table:style-name="co2" table:default-cell-style-name="ce5"/>
        <table:table-column table:style-name="co1" table:number-columns-repeated="1023" table:default-cell-style-name="ce5"/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LHmean</text:p>
          </table:table-cell>
          <table:table-cell office:value-type="string" calcext:value-type="string">
            <text:p>LHmedian</text:p>
          </table:table-cell>
          <table:table-cell office:value-type="string" calcext:value-type="string">
            <text:p>LHstdev</text:p>
          </table:table-cell>
          <table:table-cell office:value-type="string" calcext:value-type="string">
            <text:p>LH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2249" calcext:value-type="float">
            <text:p>2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2.4819363637096" calcext:value-type="float">
            <text:p>12.4819363637096</text:p>
          </table:table-cell>
          <table:table-cell office:value-type="float" office:value="12.6914279610382" calcext:value-type="float">
            <text:p>12.6914279610382</text:p>
          </table:table-cell>
          <table:table-cell office:value-type="float" office:value="3.56857097448376" calcext:value-type="float">
            <text:p>3.56857097448376</text:p>
          </table:table-cell>
          <table:table-cell office:value-type="float" office:value="20.2874636448665" calcext:value-type="float">
            <text:p>20.28746364486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3.40497103520852" calcext:value-type="float">
            <text:p>3.40497103520852</text:p>
          </table:table-cell>
          <table:table-cell office:value-type="float" office:value="3.65430875267183" calcext:value-type="float">
            <text:p>3.65430875267183</text:p>
          </table:table-cell>
          <table:table-cell office:value-type="float" office:value="1.20649057285205" calcext:value-type="float">
            <text:p>1.20649057285205</text:p>
          </table:table-cell>
          <table:table-cell office:value-type="float" office:value="4.30034917670216" calcext:value-type="float">
            <text:p>4.30034917670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38360667228699" calcext:value-type="float">
            <text:p>3.38360667228699</text:p>
          </table:table-cell>
          <table:table-cell office:value-type="float" office:value="0.573974609375" calcext:value-type="float">
            <text:p>0.573974609375</text:p>
          </table:table-cell>
          <table:table-cell office:value-type="float" office:value="0.843942046165466" calcext:value-type="float">
            <text:p>0.843942046165466</text:p>
          </table:table-cell>
          <table:table-cell office:value-type="float" office:value="7.93804931640625" calcext:value-type="float">
            <text:p>7.93804931640625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10.1122283935547" calcext:value-type="float">
            <text:p>10.1122283935547</text:p>
          </table:table-cell>
          <table:table-cell office:value-type="float" office:value="10.1551513671875" calcext:value-type="float">
            <text:p>10.1551513671875</text:p>
          </table:table-cell>
          <table:table-cell office:value-type="float" office:value="2.71278166770935" calcext:value-type="float">
            <text:p>2.71278166770935</text:p>
          </table:table-cell>
          <table:table-cell office:value-type="float" office:value="17.245849609375" calcext:value-type="float">
            <text:p>17.245849609375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12.4476881027222" calcext:value-type="float">
            <text:p>12.4476881027222</text:p>
          </table:table-cell>
          <table:table-cell office:value-type="float" office:value="12.6953735351563" calcext:value-type="float">
            <text:p>12.6953735351563</text:p>
          </table:table-cell>
          <table:table-cell office:value-type="float" office:value="3.44371223449707" calcext:value-type="float">
            <text:p>3.44371223449707</text:p>
          </table:table-cell>
          <table:table-cell office:value-type="float" office:value="20.1845703125" calcext:value-type="float">
            <text:p>20.1845703125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14.702187538147" calcext:value-type="float">
            <text:p>14.702187538147</text:p>
          </table:table-cell>
          <table:table-cell office:value-type="float" office:value="15.1676025390625" calcext:value-type="float">
            <text:p>15.1676025390625</text:p>
          </table:table-cell>
          <table:table-cell office:value-type="float" office:value="4.27358436584473" calcext:value-type="float">
            <text:p>4.27358436584473</text:p>
          </table:table-cell>
          <table:table-cell office:value-type="float" office:value="23.0509033203125" calcext:value-type="float">
            <text:p>23.0509033203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4.6912212371826" calcext:value-type="float">
            <text:p>24.6912212371826</text:p>
          </table:table-cell>
          <table:table-cell office:value-type="float" office:value="26.2672119140625" calcext:value-type="float">
            <text:p>26.2672119140625</text:p>
          </table:table-cell>
          <table:table-cell office:value-type="float" office:value="9.99543952941895" calcext:value-type="float">
            <text:p>9.99543952941895</text:p>
          </table:table-cell>
          <table:table-cell office:value-type="float" office:value="35.914306640625" calcext:value-type="float">
            <text:p>35.9143066406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tinel 15081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2249" calcext:value-type="float">
            <text:p>22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71433936510055" calcext:value-type="float">
            <text:p>0.007143393651006</text:p>
          </table:table-cell>
          <table:table-cell office:value-type="float" office:value="0.0278491038744611" calcext:value-type="float">
            <text:p>0.027849103874461</text:p>
          </table:table-cell>
          <table:table-cell office:value-type="float" office:value="0.0194199423277945" calcext:value-type="float">
            <text:p>0.019419942327795</text:p>
          </table:table-cell>
          <table:table-cell office:value-type="float" office:value="0.0653219075642423" calcext:value-type="float">
            <text:p>0.065321907564242</text:p>
          </table:table-cell>
          <table:table-cell office:value-type="float" office:value="0.214781378324215" calcext:value-type="float">
            <text:p>0.214781378324215</text:p>
          </table:table-cell>
          <table:table-cell office:value-type="float" office:value="0.269214777230368" calcext:value-type="float">
            <text:p>0.269214777230368</text:p>
          </table:table-cell>
          <table:table-cell office:value-type="float" office:value="0.297689005016963" calcext:value-type="float">
            <text:p>0.297689005016963</text:p>
          </table:table-cell>
          <table:table-cell office:value-type="float" office:value="0.168563406647789" calcext:value-type="float">
            <text:p>0.168563406647789</text:p>
          </table:table-cell>
          <table:table-cell office:value-type="float" office:value="0.0751898997078582" calcext:value-type="float">
            <text:p>0.0751898997078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354299770615249" calcext:value-type="float">
            <text:p>0.003542997706152</text:p>
          </table:table-cell>
          <table:table-cell office:value-type="float" office:value="0.00567364441917754" calcext:value-type="float">
            <text:p>0.005673644419178</text:p>
          </table:table-cell>
          <table:table-cell office:value-type="float" office:value="0.00434409852121801" calcext:value-type="float">
            <text:p>0.004344098521218</text:p>
          </table:table-cell>
          <table:table-cell office:value-type="float" office:value="0.0101054489817959" calcext:value-type="float">
            <text:p>0.010105448981796</text:p>
          </table:table-cell>
          <table:table-cell office:value-type="float" office:value="0.0292162208201165" calcext:value-type="float">
            <text:p>0.029216220820117</text:p>
          </table:table-cell>
          <table:table-cell office:value-type="float" office:value="0.0369688970347736" calcext:value-type="float">
            <text:p>0.036968897034774</text:p>
          </table:table-cell>
          <table:table-cell office:value-type="float" office:value="0.0388470318138367" calcext:value-type="float">
            <text:p>0.038847031813837</text:p>
          </table:table-cell>
          <table:table-cell office:value-type="float" office:value="0.0205618121429428" calcext:value-type="float">
            <text:p>0.020561812142943</text:p>
          </table:table-cell>
          <table:table-cell office:value-type="float" office:value="0.0115191595963318" calcext:value-type="float">
            <text:p>0.0115191595963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0119127544166986" calcext:value-type="float">
            <text:p>0.000119127544167</text:p>
          </table:table-cell>
          <table:table-cell office:value-type="float" office:value="0.00863624550402164" calcext:value-type="float">
            <text:p>0.008636245504022</text:p>
          </table:table-cell>
          <table:table-cell office:value-type="float" office:value="0.00679107429459691" calcext:value-type="float">
            <text:p>0.006791074294597</text:p>
          </table:table-cell>
          <table:table-cell office:value-type="float" office:value="0.0293775629252195" calcext:value-type="float">
            <text:p>0.02937756292522</text:p>
          </table:table-cell>
          <table:table-cell office:value-type="float" office:value="0.111454039812088" calcext:value-type="float">
            <text:p>0.111454039812088</text:p>
          </table:table-cell>
          <table:table-cell office:value-type="float" office:value="0.153224736452103" calcext:value-type="float">
            <text:p>0.153224736452103</text:p>
          </table:table-cell>
          <table:table-cell office:value-type="float" office:value="0.161699593067169" calcext:value-type="float">
            <text:p>0.161699593067169</text:p>
          </table:table-cell>
          <table:table-cell office:value-type="float" office:value="0.101207204163075" calcext:value-type="float">
            <text:p>0.101207204163075</text:p>
          </table:table-cell>
          <table:table-cell office:value-type="float" office:value="0.0434303991496563" calcext:value-type="float">
            <text:p>0.043430399149656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0466184318065643" calcext:value-type="float">
            <text:p>0.004661843180656</text:p>
          </table:table-cell>
          <table:table-cell office:value-type="float" office:value="0.0243686679750681" calcext:value-type="float">
            <text:p>0.024368667975068</text:p>
          </table:table-cell>
          <table:table-cell office:value-type="float" office:value="0.016649616882205" calcext:value-type="float">
            <text:p>0.016649616882205</text:p>
          </table:table-cell>
          <table:table-cell office:value-type="float" office:value="0.0591461360454559" calcext:value-type="float">
            <text:p>0.059146136045456</text:p>
          </table:table-cell>
          <table:table-cell office:value-type="float" office:value="0.195628374814987" calcext:value-type="float">
            <text:p>0.195628374814987</text:p>
          </table:table-cell>
          <table:table-cell office:value-type="float" office:value="0.24422188103199" calcext:value-type="float">
            <text:p>0.24422188103199</text:p>
          </table:table-cell>
          <table:table-cell office:value-type="float" office:value="0.271680235862732" calcext:value-type="float">
            <text:p>0.271680235862732</text:p>
          </table:table-cell>
          <table:table-cell office:value-type="float" office:value="0.155369877815247" calcext:value-type="float">
            <text:p>0.155369877815247</text:p>
          </table:table-cell>
          <table:table-cell office:value-type="float" office:value="0.0679146200418472" calcext:value-type="float">
            <text:p>0.067914620041847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0710227759554982" calcext:value-type="float">
            <text:p>0.00710227759555</text:p>
          </table:table-cell>
          <table:table-cell office:value-type="float" office:value="0.0277342889457941" calcext:value-type="float">
            <text:p>0.027734288945794</text:p>
          </table:table-cell>
          <table:table-cell office:value-type="float" office:value="0.0191107038408518" calcext:value-type="float">
            <text:p>0.019110703840852</text:p>
          </table:table-cell>
          <table:table-cell office:value-type="float" office:value="0.0650339424610138" calcext:value-type="float">
            <text:p>0.065033942461014</text:p>
          </table:table-cell>
          <table:table-cell office:value-type="float" office:value="0.214803904294968" calcext:value-type="float">
            <text:p>0.214803904294968</text:p>
          </table:table-cell>
          <table:table-cell office:value-type="float" office:value="0.268577039241791" calcext:value-type="float">
            <text:p>0.268577039241791</text:p>
          </table:table-cell>
          <table:table-cell office:value-type="float" office:value="0.29710853099823" calcext:value-type="float">
            <text:p>0.29710853099823</text:p>
          </table:table-cell>
          <table:table-cell office:value-type="float" office:value="0.16696235537529" calcext:value-type="float">
            <text:p>0.16696235537529</text:p>
          </table:table-cell>
          <table:table-cell office:value-type="float" office:value="0.0740356147289276" calcext:value-type="float">
            <text:p>0.074035614728928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0957127567380667" calcext:value-type="float">
            <text:p>0.009571275673807</text:p>
          </table:table-cell>
          <table:table-cell office:value-type="float" office:value="0.0313257090747356" calcext:value-type="float">
            <text:p>0.031325709074736</text:p>
          </table:table-cell>
          <table:table-cell office:value-type="float" office:value="0.0216681696474552" calcext:value-type="float">
            <text:p>0.021668169647455</text:p>
          </table:table-cell>
          <table:table-cell office:value-type="float" office:value="0.0709968954324722" calcext:value-type="float">
            <text:p>0.070996895432472</text:p>
          </table:table-cell>
          <table:table-cell office:value-type="float" office:value="0.232206448912621" calcext:value-type="float">
            <text:p>0.232206448912621</text:p>
          </table:table-cell>
          <table:table-cell office:value-type="float" office:value="0.291394829750061" calcext:value-type="float">
            <text:p>0.291394829750061</text:p>
          </table:table-cell>
          <table:table-cell office:value-type="float" office:value="0.32097852230072" calcext:value-type="float">
            <text:p>0.32097852230072</text:p>
          </table:table-cell>
          <table:table-cell office:value-type="float" office:value="0.180304065346718" calcext:value-type="float">
            <text:p>0.180304065346718</text:p>
          </table:table-cell>
          <table:table-cell office:value-type="float" office:value="0.0810116827487946" calcext:value-type="float">
            <text:p>0.0810116827487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221297405660152" calcext:value-type="float">
            <text:p>0.022129740566015</text:p>
          </table:table-cell>
          <table:table-cell office:value-type="float" office:value="0.0527100786566734" calcext:value-type="float">
            <text:p>0.052710078656674</text:p>
          </table:table-cell>
          <table:table-cell office:value-type="float" office:value="0.0449664108455181" calcext:value-type="float">
            <text:p>0.044966410845518</text:p>
          </table:table-cell>
          <table:table-cell office:value-type="float" office:value="0.108761608600616" calcext:value-type="float">
            <text:p>0.108761608600616</text:p>
          </table:table-cell>
          <table:table-cell office:value-type="float" office:value="0.33970108628273" calcext:value-type="float">
            <text:p>0.33970108628273</text:p>
          </table:table-cell>
          <table:table-cell office:value-type="float" office:value="0.446231752634048" calcext:value-type="float">
            <text:p>0.446231752634048</text:p>
          </table:table-cell>
          <table:table-cell office:value-type="float" office:value="0.466805040836334" calcext:value-type="float">
            <text:p>0.466805040836334</text:p>
          </table:table-cell>
          <table:table-cell office:value-type="float" office:value="0.259821623563766" calcext:value-type="float">
            <text:p>0.259821623563766</text:p>
          </table:table-cell>
          <table:table-cell office:value-type="float" office:value="0.133471921086311" calcext:value-type="float">
            <text:p>0.13347192108631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tinel 16010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2249" calcext:value-type="float">
            <text:p>22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66473177875769" calcext:value-type="float">
            <text:p>0.016647317787577</text:p>
          </table:table-cell>
          <table:table-cell office:value-type="float" office:value="0.0397255276377438" calcext:value-type="float">
            <text:p>0.039725527637744</text:p>
          </table:table-cell>
          <table:table-cell office:value-type="float" office:value="0.021485745749884" calcext:value-type="float">
            <text:p>0.021485745749884</text:p>
          </table:table-cell>
          <table:table-cell office:value-type="float" office:value="0.0765629076776159" calcext:value-type="float">
            <text:p>0.076562907677616</text:p>
          </table:table-cell>
          <table:table-cell office:value-type="float" office:value="0.274605020946956" calcext:value-type="float">
            <text:p>0.274605020946956</text:p>
          </table:table-cell>
          <table:table-cell office:value-type="float" office:value="0.344661956246348" calcext:value-type="float">
            <text:p>0.344661956246348</text:p>
          </table:table-cell>
          <table:table-cell office:value-type="float" office:value="0.372237225435426" calcext:value-type="float">
            <text:p>0.372237225435426</text:p>
          </table:table-cell>
          <table:table-cell office:value-type="float" office:value="0.187021123589066" calcext:value-type="float">
            <text:p>0.187021123589066</text:p>
          </table:table-cell>
          <table:table-cell office:value-type="float" office:value="0.0786227178409954" calcext:value-type="float">
            <text:p>0.0786227178409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152641789715723" calcext:value-type="float">
            <text:p>0.001526417897157</text:p>
          </table:table-cell>
          <table:table-cell office:value-type="float" office:value="0.00327484196273067" calcext:value-type="float">
            <text:p>0.003274841962731</text:p>
          </table:table-cell>
          <table:table-cell office:value-type="float" office:value="0.00210223730238353" calcext:value-type="float">
            <text:p>0.002102237302384</text:p>
          </table:table-cell>
          <table:table-cell office:value-type="float" office:value="0.00590092619916036" calcext:value-type="float">
            <text:p>0.00590092619916</text:p>
          </table:table-cell>
          <table:table-cell office:value-type="float" office:value="0.0211258443931253" calcext:value-type="float">
            <text:p>0.021125844393125</text:p>
          </table:table-cell>
          <table:table-cell office:value-type="float" office:value="0.028069248752173" calcext:value-type="float">
            <text:p>0.028069248752173</text:p>
          </table:table-cell>
          <table:table-cell office:value-type="float" office:value="0.029276334939981" calcext:value-type="float">
            <text:p>0.029276334939981</text:p>
          </table:table-cell>
          <table:table-cell office:value-type="float" office:value="0.0108231347420965" calcext:value-type="float">
            <text:p>0.010823134742097</text:p>
          </table:table-cell>
          <table:table-cell office:value-type="float" office:value="0.00637052992944189" calcext:value-type="float">
            <text:p>0.0063705299294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11112998239696" calcext:value-type="float">
            <text:p>0.011112998239696</text:p>
          </table:table-cell>
          <table:table-cell office:value-type="float" office:value="0.030116843059659" calcext:value-type="float">
            <text:p>0.030116843059659</text:p>
          </table:table-cell>
          <table:table-cell office:value-type="float" office:value="0.0152810560539365" calcext:value-type="float">
            <text:p>0.015281056053937</text:p>
          </table:table-cell>
          <table:table-cell office:value-type="float" office:value="0.059444859623909" calcext:value-type="float">
            <text:p>0.059444859623909</text:p>
          </table:table-cell>
          <table:table-cell office:value-type="float" office:value="0.217153146862984" calcext:value-type="float">
            <text:p>0.217153146862984</text:p>
          </table:table-cell>
          <table:table-cell office:value-type="float" office:value="0.264737814664841" calcext:value-type="float">
            <text:p>0.264737814664841</text:p>
          </table:table-cell>
          <table:table-cell office:value-type="float" office:value="0.282540857791901" calcext:value-type="float">
            <text:p>0.282540857791901</text:p>
          </table:table-cell>
          <table:table-cell office:value-type="float" office:value="0.153180569410324" calcext:value-type="float">
            <text:p>0.153180569410324</text:p>
          </table:table-cell>
          <table:table-cell office:value-type="float" office:value="0.0613381117582321" calcext:value-type="float">
            <text:p>0.061338111758232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156758725643158" calcext:value-type="float">
            <text:p>0.015675872564316</text:p>
          </table:table-cell>
          <table:table-cell office:value-type="float" office:value="0.0376579724252224" calcext:value-type="float">
            <text:p>0.037657972425222</text:p>
          </table:table-cell>
          <table:table-cell office:value-type="float" office:value="0.0201912596821785" calcext:value-type="float">
            <text:p>0.020191259682179</text:p>
          </table:table-cell>
          <table:table-cell office:value-type="float" office:value="0.0727283358573914" calcext:value-type="float">
            <text:p>0.072728335857391</text:p>
          </table:table-cell>
          <table:table-cell office:value-type="float" office:value="0.260182410478592" calcext:value-type="float">
            <text:p>0.260182410478592</text:p>
          </table:table-cell>
          <table:table-cell office:value-type="float" office:value="0.324452042579651" calcext:value-type="float">
            <text:p>0.324452042579651</text:p>
          </table:table-cell>
          <table:table-cell office:value-type="float" office:value="0.35105362534523" calcext:value-type="float">
            <text:p>0.35105362534523</text:p>
          </table:table-cell>
          <table:table-cell office:value-type="float" office:value="0.179411515593529" calcext:value-type="float">
            <text:p>0.179411515593529</text:p>
          </table:table-cell>
          <table:table-cell office:value-type="float" office:value="0.0742220431566238" calcext:value-type="float">
            <text:p>0.074222043156624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166255962103605" calcext:value-type="float">
            <text:p>0.016625596210361</text:p>
          </table:table-cell>
          <table:table-cell office:value-type="float" office:value="0.0396746024489403" calcext:value-type="float">
            <text:p>0.03967460244894</text:p>
          </table:table-cell>
          <table:table-cell office:value-type="float" office:value="0.0213882084935904" calcext:value-type="float">
            <text:p>0.02138820849359</text:p>
          </table:table-cell>
          <table:table-cell office:value-type="float" office:value="0.0762185379862785" calcext:value-type="float">
            <text:p>0.076218537986279</text:p>
          </table:table-cell>
          <table:table-cell office:value-type="float" office:value="0.272411614656448" calcext:value-type="float">
            <text:p>0.272411614656448</text:p>
          </table:table-cell>
          <table:table-cell office:value-type="float" office:value="0.342629671096802" calcext:value-type="float">
            <text:p>0.342629671096802</text:p>
          </table:table-cell>
          <table:table-cell office:value-type="float" office:value="0.370486974716187" calcext:value-type="float">
            <text:p>0.370486974716187</text:p>
          </table:table-cell>
          <table:table-cell office:value-type="float" office:value="0.186988860368729" calcext:value-type="float">
            <text:p>0.186988860368729</text:p>
          </table:table-cell>
          <table:table-cell office:value-type="float" office:value="0.0783714950084686" calcext:value-type="float">
            <text:p>0.078371495008469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17502672970295" calcext:value-type="float">
            <text:p>0.017502672970295</text:p>
          </table:table-cell>
          <table:table-cell office:value-type="float" office:value="0.0417050495743752" calcext:value-type="float">
            <text:p>0.041705049574375</text:p>
          </table:table-cell>
          <table:table-cell office:value-type="float" office:value="0.0226265341043472" calcext:value-type="float">
            <text:p>0.022626534104347</text:p>
          </table:table-cell>
          <table:table-cell office:value-type="float" office:value="0.0799679458141327" calcext:value-type="float">
            <text:p>0.079967945814133</text:p>
          </table:table-cell>
          <table:table-cell office:value-type="float" office:value="0.286761313676834" calcext:value-type="float">
            <text:p>0.286761313676834</text:p>
          </table:table-cell>
          <table:table-cell office:value-type="float" office:value="0.361456871032715" calcext:value-type="float">
            <text:p>0.361456871032715</text:p>
          </table:table-cell>
          <table:table-cell office:value-type="float" office:value="0.389526277780533" calcext:value-type="float">
            <text:p>0.389526277780533</text:p>
          </table:table-cell>
          <table:table-cell office:value-type="float" office:value="0.193297073245049" calcext:value-type="float">
            <text:p>0.193297073245049</text:p>
          </table:table-cell>
          <table:table-cell office:value-type="float" office:value="0.0823851451277733" calcext:value-type="float">
            <text:p>0.082385145127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24541525170207" calcext:value-type="float">
            <text:p>0.024541525170207</text:p>
          </table:table-cell>
          <table:table-cell office:value-type="float" office:value="0.0563397035002708" calcext:value-type="float">
            <text:p>0.056339703500271</text:p>
          </table:table-cell>
          <table:table-cell office:value-type="float" office:value="0.0358854718506336" calcext:value-type="float">
            <text:p>0.035885471850634</text:p>
          </table:table-cell>
          <table:table-cell office:value-type="float" office:value="0.106596678495407" calcext:value-type="float">
            <text:p>0.106596678495407</text:p>
          </table:table-cell>
          <table:table-cell office:value-type="float" office:value="0.364546954631805" calcext:value-type="float">
            <text:p>0.364546954631805</text:p>
          </table:table-cell>
          <table:table-cell office:value-type="float" office:value="0.480988472700119" calcext:value-type="float">
            <text:p>0.480988472700119</text:p>
          </table:table-cell>
          <table:table-cell office:value-type="float" office:value="0.510345935821533" calcext:value-type="float">
            <text:p>0.510345935821533</text:p>
          </table:table-cell>
          <table:table-cell office:value-type="float" office:value="0.24351704120636" calcext:value-type="float">
            <text:p>0.24351704120636</text:p>
          </table:table-cell>
          <table:table-cell office:value-type="float" office:value="0.112353011965752" calcext:value-type="float">
            <text:p>0.11235301196575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tinel 16122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2249" calcext:value-type="float">
            <text:p>22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1972650464644" calcext:value-type="float">
            <text:p>0.011972650464644</text:p>
          </table:table-cell>
          <table:table-cell office:value-type="float" office:value="0.0375688949822651" calcext:value-type="float">
            <text:p>0.037568894982265</text:p>
          </table:table-cell>
          <table:table-cell office:value-type="float" office:value="0.0191675298981842" calcext:value-type="float">
            <text:p>0.019167529898184</text:p>
          </table:table-cell>
          <table:table-cell office:value-type="float" office:value="0.0774418840747163" calcext:value-type="float">
            <text:p>0.077441884074716</text:p>
          </table:table-cell>
          <table:table-cell office:value-type="float" office:value="0.283071185368175" calcext:value-type="float">
            <text:p>0.283071185368175</text:p>
          </table:table-cell>
          <table:table-cell office:value-type="float" office:value="0.357648254090174" calcext:value-type="float">
            <text:p>0.357648254090174</text:p>
          </table:table-cell>
          <table:table-cell office:value-type="float" office:value="0.386092321257318" calcext:value-type="float">
            <text:p>0.386092321257318</text:p>
          </table:table-cell>
          <table:table-cell office:value-type="float" office:value="0.18546711480872" calcext:value-type="float">
            <text:p>0.18546711480872</text:p>
          </table:table-cell>
          <table:table-cell office:value-type="float" office:value="0.0775994722954614" calcext:value-type="float">
            <text:p>0.0775994722954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176050861165974" calcext:value-type="float">
            <text:p>0.00176050861166</text:p>
          </table:table-cell>
          <table:table-cell office:value-type="float" office:value="0.00341775845256137" calcext:value-type="float">
            <text:p>0.003417758452561</text:p>
          </table:table-cell>
          <table:table-cell office:value-type="float" office:value="0.00229696478626887" calcext:value-type="float">
            <text:p>0.002296964786269</text:p>
          </table:table-cell>
          <table:table-cell office:value-type="float" office:value="0.00634870527159319" calcext:value-type="float">
            <text:p>0.006348705271593</text:p>
          </table:table-cell>
          <table:table-cell office:value-type="float" office:value="0.0195513754213591" calcext:value-type="float">
            <text:p>0.019551375421359</text:p>
          </table:table-cell>
          <table:table-cell office:value-type="float" office:value="0.0262201309352053" calcext:value-type="float">
            <text:p>0.026220130935205</text:p>
          </table:table-cell>
          <table:table-cell office:value-type="float" office:value="0.0269020132368225" calcext:value-type="float">
            <text:p>0.026902013236823</text:p>
          </table:table-cell>
          <table:table-cell office:value-type="float" office:value="0.0112185042570486" calcext:value-type="float">
            <text:p>0.011218504257049</text:p>
          </table:table-cell>
          <table:table-cell office:value-type="float" office:value="0.00680969216809054" calcext:value-type="float">
            <text:p>0.0068096921680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582763738930225" calcext:value-type="float">
            <text:p>0.005827637389302</text:p>
          </table:table-cell>
          <table:table-cell office:value-type="float" office:value="0.0260141883045435" calcext:value-type="float">
            <text:p>0.026014188304544</text:p>
          </table:table-cell>
          <table:table-cell office:value-type="float" office:value="0.0134696699678898" calcext:value-type="float">
            <text:p>0.01346966996789</text:p>
          </table:table-cell>
          <table:table-cell office:value-type="float" office:value="0.0523451305925846" calcext:value-type="float">
            <text:p>0.052345130592585</text:p>
          </table:table-cell>
          <table:table-cell office:value-type="float" office:value="0.20517997443676" calcext:value-type="float">
            <text:p>0.20517997443676</text:p>
          </table:table-cell>
          <table:table-cell office:value-type="float" office:value="0.260613828897476" calcext:value-type="float">
            <text:p>0.260613828897476</text:p>
          </table:table-cell>
          <table:table-cell office:value-type="float" office:value="0.297072768211365" calcext:value-type="float">
            <text:p>0.297072768211365</text:p>
          </table:table-cell>
          <table:table-cell office:value-type="float" office:value="0.155485674738884" calcext:value-type="float">
            <text:p>0.155485674738884</text:p>
          </table:table-cell>
          <table:table-cell office:value-type="float" office:value="0.0622147209942341" calcext:value-type="float">
            <text:p>0.062214720994234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10855914093554" calcext:value-type="float">
            <text:p>0.010855914093554</text:p>
          </table:table-cell>
          <table:table-cell office:value-type="float" office:value="0.0354303419589996" calcext:value-type="float">
            <text:p>0.035430341959</text:p>
          </table:table-cell>
          <table:table-cell office:value-type="float" office:value="0.0176643747836351" calcext:value-type="float">
            <text:p>0.017664374783635</text:p>
          </table:table-cell>
          <table:table-cell office:value-type="float" office:value="0.0735946148633957" calcext:value-type="float">
            <text:p>0.073594614863396</text:p>
          </table:table-cell>
          <table:table-cell office:value-type="float" office:value="0.269417345523834" calcext:value-type="float">
            <text:p>0.269417345523834</text:p>
          </table:table-cell>
          <table:table-cell office:value-type="float" office:value="0.338821351528168" calcext:value-type="float">
            <text:p>0.338821351528168</text:p>
          </table:table-cell>
          <table:table-cell office:value-type="float" office:value="0.365847915410995" calcext:value-type="float">
            <text:p>0.365847915410995</text:p>
          </table:table-cell>
          <table:table-cell office:value-type="float" office:value="0.17756262421608" calcext:value-type="float">
            <text:p>0.17756262421608</text:p>
          </table:table-cell>
          <table:table-cell office:value-type="float" office:value="0.0726471692323685" calcext:value-type="float">
            <text:p>0.072647169232369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11939431540668" calcext:value-type="float">
            <text:p>0.011939431540668</text:p>
          </table:table-cell>
          <table:table-cell office:value-type="float" office:value="0.0375321507453918" calcext:value-type="float">
            <text:p>0.037532150745392</text:p>
          </table:table-cell>
          <table:table-cell office:value-type="float" office:value="0.0190276466310024" calcext:value-type="float">
            <text:p>0.019027646631003</text:p>
          </table:table-cell>
          <table:table-cell office:value-type="float" office:value="0.0773892179131508" calcext:value-type="float">
            <text:p>0.077389217913151</text:p>
          </table:table-cell>
          <table:table-cell office:value-type="float" office:value="0.282054334878922" calcext:value-type="float">
            <text:p>0.282054334878922</text:p>
          </table:table-cell>
          <table:table-cell office:value-type="float" office:value="0.356213182210922" calcext:value-type="float">
            <text:p>0.356213182210922</text:p>
          </table:table-cell>
          <table:table-cell office:value-type="float" office:value="0.384646981954575" calcext:value-type="float">
            <text:p>0.384646981954575</text:p>
          </table:table-cell>
          <table:table-cell office:value-type="float" office:value="0.184698149561882" calcext:value-type="float">
            <text:p>0.184698149561882</text:p>
          </table:table-cell>
          <table:table-cell office:value-type="float" office:value="0.0770702213048935" calcext:value-type="float">
            <text:p>0.077070221304894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129583599045873" calcext:value-type="float">
            <text:p>0.012958359904587</text:p>
          </table:table-cell>
          <table:table-cell office:value-type="float" office:value="0.03980453312397" calcext:value-type="float">
            <text:p>0.03980453312397</text:p>
          </table:table-cell>
          <table:table-cell office:value-type="float" office:value="0.0203598327934742" calcext:value-type="float">
            <text:p>0.020359832793474</text:p>
          </table:table-cell>
          <table:table-cell office:value-type="float" office:value="0.081204392015934" calcext:value-type="float">
            <text:p>0.081204392015934</text:p>
          </table:table-cell>
          <table:table-cell office:value-type="float" office:value="0.294334441423416" calcext:value-type="float">
            <text:p>0.294334441423416</text:p>
          </table:table-cell>
          <table:table-cell office:value-type="float" office:value="0.373888731002808" calcext:value-type="float">
            <text:p>0.373888731002808</text:p>
          </table:table-cell>
          <table:table-cell office:value-type="float" office:value="0.402862340211868" calcext:value-type="float">
            <text:p>0.402862340211868</text:p>
          </table:table-cell>
          <table:table-cell office:value-type="float" office:value="0.192000046372414" calcext:value-type="float">
            <text:p>0.192000046372414</text:p>
          </table:table-cell>
          <table:table-cell office:value-type="float" office:value="0.0813967436552048" calcext:value-type="float">
            <text:p>0.0813967436552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219164490699768" calcext:value-type="float">
            <text:p>0.021916449069977</text:p>
          </table:table-cell>
          <table:table-cell office:value-type="float" office:value="0.0529460273683071" calcext:value-type="float">
            <text:p>0.052946027368307</text:p>
          </table:table-cell>
          <table:table-cell office:value-type="float" office:value="0.0335140191018581" calcext:value-type="float">
            <text:p>0.033514019101858</text:p>
          </table:table-cell>
          <table:table-cell office:value-type="float" office:value="0.102144241333008" calcext:value-type="float">
            <text:p>0.102144241333008</text:p>
          </table:table-cell>
          <table:table-cell office:value-type="float" office:value="0.399407982826233" calcext:value-type="float">
            <text:p>0.399407982826233</text:p>
          </table:table-cell>
          <table:table-cell office:value-type="float" office:value="0.511529564857483" calcext:value-type="float">
            <text:p>0.511529564857483</text:p>
          </table:table-cell>
          <table:table-cell office:value-type="float" office:value="0.553423464298248" calcext:value-type="float">
            <text:p>0.553423464298248</text:p>
          </table:table-cell>
          <table:table-cell office:value-type="float" office:value="0.234978571534157" calcext:value-type="float">
            <text:p>0.234978571534157</text:p>
          </table:table-cell>
          <table:table-cell office:value-type="float" office:value="0.110909484326839" calcext:value-type="float">
            <text:p>0.11090948432683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tinel 18012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2249" calcext:value-type="float">
            <text:p>22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226249892261292" calcext:value-type="float">
            <text:p>0.022624989226129</text:p>
          </table:table-cell>
          <table:table-cell office:value-type="float" office:value="0.0416573475476515" calcext:value-type="float">
            <text:p>0.041657347547652</text:p>
          </table:table-cell>
          <table:table-cell office:value-type="float" office:value="0.0232150194228106" calcext:value-type="float">
            <text:p>0.023215019422811</text:p>
          </table:table-cell>
          <table:table-cell office:value-type="float" office:value="0.076212752559096" calcext:value-type="float">
            <text:p>0.076212752559096</text:p>
          </table:table-cell>
          <table:table-cell office:value-type="float" office:value="0.269977776235133" calcext:value-type="float">
            <text:p>0.269977776235133</text:p>
          </table:table-cell>
          <table:table-cell office:value-type="float" office:value="0.352386376814293" calcext:value-type="float">
            <text:p>0.352386376814293</text:p>
          </table:table-cell>
          <table:table-cell office:value-type="float" office:value="0.378084390653192" calcext:value-type="float">
            <text:p>0.378084390653192</text:p>
          </table:table-cell>
          <table:table-cell office:value-type="float" office:value="0.182717189716201" calcext:value-type="float">
            <text:p>0.182717189716201</text:p>
          </table:table-cell>
          <table:table-cell office:value-type="float" office:value="0.0785360962712351" calcext:value-type="float">
            <text:p>0.0785360962712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18237845778916" calcext:value-type="float">
            <text:p>0.001823784577892</text:p>
          </table:table-cell>
          <table:table-cell office:value-type="float" office:value="0.00347618762476688" calcext:value-type="float">
            <text:p>0.003476187624767</text:p>
          </table:table-cell>
          <table:table-cell office:value-type="float" office:value="0.00238892810392619" calcext:value-type="float">
            <text:p>0.002388928103926</text:p>
          </table:table-cell>
          <table:table-cell office:value-type="float" office:value="0.00612326213863806" calcext:value-type="float">
            <text:p>0.006123262138638</text:p>
          </table:table-cell>
          <table:table-cell office:value-type="float" office:value="0.0208952693321236" calcext:value-type="float">
            <text:p>0.020895269332124</text:p>
          </table:table-cell>
          <table:table-cell office:value-type="float" office:value="0.0285317597145429" calcext:value-type="float">
            <text:p>0.028531759714543</text:p>
          </table:table-cell>
          <table:table-cell office:value-type="float" office:value="0.0295353019734561" calcext:value-type="float">
            <text:p>0.029535301973456</text:p>
          </table:table-cell>
          <table:table-cell office:value-type="float" office:value="0.0116429571570432" calcext:value-type="float">
            <text:p>0.011642957157043</text:p>
          </table:table-cell>
          <table:table-cell office:value-type="float" office:value="0.00695738873600774" calcext:value-type="float">
            <text:p>0.0069573887360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16472676768899" calcext:value-type="float">
            <text:p>0.016472676768899</text:p>
          </table:table-cell>
          <table:table-cell office:value-type="float" office:value="0.0300988256931305" calcext:value-type="float">
            <text:p>0.030098825693131</text:p>
          </table:table-cell>
          <table:table-cell office:value-type="float" office:value="0.0163540281355381" calcext:value-type="float">
            <text:p>0.016354028135538</text:p>
          </table:table-cell>
          <table:table-cell office:value-type="float" office:value="0.0579898692667484" calcext:value-type="float">
            <text:p>0.057989869266749</text:p>
          </table:table-cell>
          <table:table-cell office:value-type="float" office:value="0.208845242857933" calcext:value-type="float">
            <text:p>0.208845242857933</text:p>
          </table:table-cell>
          <table:table-cell office:value-type="float" office:value="0.25941014289856" calcext:value-type="float">
            <text:p>0.25941014289856</text:p>
          </table:table-cell>
          <table:table-cell office:value-type="float" office:value="0.278051048517227" calcext:value-type="float">
            <text:p>0.278051048517227</text:p>
          </table:table-cell>
          <table:table-cell office:value-type="float" office:value="0.154009163379669" calcext:value-type="float">
            <text:p>0.154009163379669</text:p>
          </table:table-cell>
          <table:table-cell office:value-type="float" office:value="0.0623836852610111" calcext:value-type="float">
            <text:p>0.062383685261011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214693713933229" calcext:value-type="float">
            <text:p>0.021469371393323</text:p>
          </table:table-cell>
          <table:table-cell office:value-type="float" office:value="0.03938864544034" calcext:value-type="float">
            <text:p>0.03938864544034</text:p>
          </table:table-cell>
          <table:table-cell office:value-type="float" office:value="0.0216765385121107" calcext:value-type="float">
            <text:p>0.021676538512111</text:p>
          </table:table-cell>
          <table:table-cell office:value-type="float" office:value="0.0722300633788109" calcext:value-type="float">
            <text:p>0.072230063378811</text:p>
          </table:table-cell>
          <table:table-cell office:value-type="float" office:value="0.255745679140091" calcext:value-type="float">
            <text:p>0.255745679140091</text:p>
          </table:table-cell>
          <table:table-cell office:value-type="float" office:value="0.33135250210762" calcext:value-type="float">
            <text:p>0.33135250210762</text:p>
          </table:table-cell>
          <table:table-cell office:value-type="float" office:value="0.356405198574066" calcext:value-type="float">
            <text:p>0.356405198574066</text:p>
          </table:table-cell>
          <table:table-cell office:value-type="float" office:value="0.174854278564453" calcext:value-type="float">
            <text:p>0.174854278564453</text:p>
          </table:table-cell>
          <table:table-cell office:value-type="float" office:value="0.0738465934991837" calcext:value-type="float">
            <text:p>0.073846593499184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22537199780345" calcext:value-type="float">
            <text:p>0.022537199780345</text:p>
          </table:table-cell>
          <table:table-cell office:value-type="float" office:value="0.0415480844676495" calcext:value-type="float">
            <text:p>0.04154808446765</text:p>
          </table:table-cell>
          <table:table-cell office:value-type="float" office:value="0.0230799373239279" calcext:value-type="float">
            <text:p>0.023079937323928</text:p>
          </table:table-cell>
          <table:table-cell office:value-type="float" office:value="0.0762024074792862" calcext:value-type="float">
            <text:p>0.076202407479286</text:p>
          </table:table-cell>
          <table:table-cell office:value-type="float" office:value="0.26902711391449" calcext:value-type="float">
            <text:p>0.26902711391449</text:p>
          </table:table-cell>
          <table:table-cell office:value-type="float" office:value="0.350744187831879" calcext:value-type="float">
            <text:p>0.350744187831879</text:p>
          </table:table-cell>
          <table:table-cell office:value-type="float" office:value="0.376756489276886" calcext:value-type="float">
            <text:p>0.376756489276886</text:p>
          </table:table-cell>
          <table:table-cell office:value-type="float" office:value="0.1819708943367" calcext:value-type="float">
            <text:p>0.1819708943367</text:p>
          </table:table-cell>
          <table:table-cell office:value-type="float" office:value="0.0779848769307137" calcext:value-type="float">
            <text:p>0.077984876930714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236752238124609" calcext:value-type="float">
            <text:p>0.023675223812461</text:p>
          </table:table-cell>
          <table:table-cell office:value-type="float" office:value="0.0438293628394604" calcext:value-type="float">
            <text:p>0.04382936283946</text:p>
          </table:table-cell>
          <table:table-cell office:value-type="float" office:value="0.0244263876229525" calcext:value-type="float">
            <text:p>0.024426387622953</text:p>
          </table:table-cell>
          <table:table-cell office:value-type="float" office:value="0.079998105764389" calcext:value-type="float">
            <text:p>0.079998105764389</text:p>
          </table:table-cell>
          <table:table-cell office:value-type="float" office:value="0.282919496297836" calcext:value-type="float">
            <text:p>0.282919496297836</text:p>
          </table:table-cell>
          <table:table-cell office:value-type="float" office:value="0.371342718601227" calcext:value-type="float">
            <text:p>0.371342718601227</text:p>
          </table:table-cell>
          <table:table-cell office:value-type="float" office:value="0.397762387990952" calcext:value-type="float">
            <text:p>0.397762387990952</text:p>
          </table:table-cell>
          <table:table-cell office:value-type="float" office:value="0.189137607812881" calcext:value-type="float">
            <text:p>0.189137607812881</text:p>
          </table:table-cell>
          <table:table-cell office:value-type="float" office:value="0.0824073553085327" calcext:value-type="float">
            <text:p>0.082407355308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34623172134161" calcext:value-type="float">
            <text:p>0.034623172134161</text:p>
          </table:table-cell>
          <table:table-cell office:value-type="float" office:value="0.0563869513571262" calcext:value-type="float">
            <text:p>0.056386951357126</text:p>
          </table:table-cell>
          <table:table-cell office:value-type="float" office:value="0.0436785854399204" calcext:value-type="float">
            <text:p>0.043678585439921</text:p>
          </table:table-cell>
          <table:table-cell office:value-type="float" office:value="0.103373289108276" calcext:value-type="float">
            <text:p>0.103373289108276</text:p>
          </table:table-cell>
          <table:table-cell office:value-type="float" office:value="0.384186178445816" calcext:value-type="float">
            <text:p>0.384186178445816</text:p>
          </table:table-cell>
          <table:table-cell office:value-type="float" office:value="0.47666597366333" calcext:value-type="float">
            <text:p>0.47666597366333</text:p>
          </table:table-cell>
          <table:table-cell office:value-type="float" office:value="0.518543541431427" calcext:value-type="float">
            <text:p>0.518543541431427</text:p>
          </table:table-cell>
          <table:table-cell office:value-type="float" office:value="0.256494969129562" calcext:value-type="float">
            <text:p>0.256494969129562</text:p>
          </table:table-cell>
          <table:table-cell office:value-type="float" office:value="0.140200018882751" calcext:value-type="float">
            <text:p>0.140200018882751</text:p>
          </table:table-cell>
          <table:table-cell table:number-columns-repeated="101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tareira 1 and 2 - LiDAR" table:style-name="ta1">
        <table:table-column table:style-name="co2" table:default-cell-style-name="ce5"/>
        <table:table-column table:style-name="co1" table:number-columns-repeated="1023" table:default-cell-style-name="ce5"/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LHmean</text:p>
          </table:table-cell>
          <table:table-cell office:value-type="string" calcext:value-type="string">
            <text:p>LHmedian</text:p>
          </table:table-cell>
          <table:table-cell office:value-type="string" calcext:value-type="string">
            <text:p>LHstdev</text:p>
          </table:table-cell>
          <table:table-cell office:value-type="string" calcext:value-type="string">
            <text:p>LH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4247" calcext:value-type="float">
            <text:p>4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2.8714046527112" calcext:value-type="float">
            <text:p>12.8714046527112</text:p>
          </table:table-cell>
          <table:table-cell office:value-type="float" office:value="13.0957122508122" calcext:value-type="float">
            <text:p>13.0957122508122</text:p>
          </table:table-cell>
          <table:table-cell office:value-type="float" office:value="3.46384426243366" calcext:value-type="float">
            <text:p>3.46384426243366</text:p>
          </table:table-cell>
          <table:table-cell office:value-type="float" office:value="20.3891926786325" calcext:value-type="float">
            <text:p>20.3891926786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3.24334559146816" calcext:value-type="float">
            <text:p>3.24334559146816</text:p>
          </table:table-cell>
          <table:table-cell office:value-type="float" office:value="3.45745016219694" calcext:value-type="float">
            <text:p>3.45745016219694</text:p>
          </table:table-cell>
          <table:table-cell office:value-type="float" office:value="1.16202984929251" calcext:value-type="float">
            <text:p>1.16202984929251</text:p>
          </table:table-cell>
          <table:table-cell office:value-type="float" office:value="4.08280647200297" calcext:value-type="float">
            <text:p>4.08280647200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38360667228699" calcext:value-type="float">
            <text:p>3.38360667228699</text:p>
          </table:table-cell>
          <table:table-cell office:value-type="float" office:value="0.573974609375" calcext:value-type="float">
            <text:p>0.573974609375</text:p>
          </table:table-cell>
          <table:table-cell office:value-type="float" office:value="0.843942046165466" calcext:value-type="float">
            <text:p>0.843942046165466</text:p>
          </table:table-cell>
          <table:table-cell office:value-type="float" office:value="7.93804931640625" calcext:value-type="float">
            <text:p>7.93804931640625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10.6535568237305" calcext:value-type="float">
            <text:p>10.6535568237305</text:p>
          </table:table-cell>
          <table:table-cell office:value-type="float" office:value="10.7843933105469" calcext:value-type="float">
            <text:p>10.7843933105469</text:p>
          </table:table-cell>
          <table:table-cell office:value-type="float" office:value="2.62809121608734" calcext:value-type="float">
            <text:p>2.62809121608734</text:p>
          </table:table-cell>
          <table:table-cell office:value-type="float" office:value="17.5773620605469" calcext:value-type="float">
            <text:p>17.5773620605469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12.7227840423584" calcext:value-type="float">
            <text:p>12.7227840423584</text:p>
          </table:table-cell>
          <table:table-cell office:value-type="float" office:value="12.95263671875" calcext:value-type="float">
            <text:p>12.95263671875</text:p>
          </table:table-cell>
          <table:table-cell office:value-type="float" office:value="3.32046294212341" calcext:value-type="float">
            <text:p>3.32046294212341</text:p>
          </table:table-cell>
          <table:table-cell office:value-type="float" office:value="20.1104736328125" calcext:value-type="float">
            <text:p>20.1104736328125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14.9154424667358" calcext:value-type="float">
            <text:p>14.9154424667358</text:p>
          </table:table-cell>
          <table:table-cell office:value-type="float" office:value="15.2811279296875" calcext:value-type="float">
            <text:p>15.2811279296875</text:p>
          </table:table-cell>
          <table:table-cell office:value-type="float" office:value="4.09176659584045" calcext:value-type="float">
            <text:p>4.09176659584045</text:p>
          </table:table-cell>
          <table:table-cell office:value-type="float" office:value="22.9701538085938" calcext:value-type="float">
            <text:p>22.97015380859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4.6912212371826" calcext:value-type="float">
            <text:p>24.6912212371826</text:p>
          </table:table-cell>
          <table:table-cell office:value-type="float" office:value="26.2672119140625" calcext:value-type="float">
            <text:p>26.2672119140625</text:p>
          </table:table-cell>
          <table:table-cell office:value-type="float" office:value="9.99543952941895" calcext:value-type="float">
            <text:p>9.99543952941895</text:p>
          </table:table-cell>
          <table:table-cell office:value-type="float" office:value="38.7213134765625" calcext:value-type="float">
            <text:p>38.72131347656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tinel 15081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4247" calcext:value-type="float">
            <text:p>42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763081983958401" calcext:value-type="float">
            <text:p>0.007630819839584</text:p>
          </table:table-cell>
          <table:table-cell office:value-type="float" office:value="0.0287638229487035" calcext:value-type="float">
            <text:p>0.028763822948704</text:p>
          </table:table-cell>
          <table:table-cell office:value-type="float" office:value="0.0201996616764362" calcext:value-type="float">
            <text:p>0.020199661676436</text:p>
          </table:table-cell>
          <table:table-cell office:value-type="float" office:value="0.0675522776569251" calcext:value-type="float">
            <text:p>0.067552277656925</text:p>
          </table:table-cell>
          <table:table-cell office:value-type="float" office:value="0.221613506488949" calcext:value-type="float">
            <text:p>0.221613506488949</text:p>
          </table:table-cell>
          <table:table-cell office:value-type="float" office:value="0.277658864041764" calcext:value-type="float">
            <text:p>0.277658864041764</text:p>
          </table:table-cell>
          <table:table-cell office:value-type="float" office:value="0.307618331724626" calcext:value-type="float">
            <text:p>0.307618331724626</text:p>
          </table:table-cell>
          <table:table-cell office:value-type="float" office:value="0.174089859224626" calcext:value-type="float">
            <text:p>0.174089859224626</text:p>
          </table:table-cell>
          <table:table-cell office:value-type="float" office:value="0.0781923348212596" calcext:value-type="float">
            <text:p>0.078192334821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33357964181225" calcext:value-type="float">
            <text:p>0.003335796418123</text:p>
          </table:table-cell>
          <table:table-cell office:value-type="float" office:value="0.00534452299409834" calcext:value-type="float">
            <text:p>0.005344522994098</text:p>
          </table:table-cell>
          <table:table-cell office:value-type="float" office:value="0.00439732003345091" calcext:value-type="float">
            <text:p>0.004397320033451</text:p>
          </table:table-cell>
          <table:table-cell office:value-type="float" office:value="0.00980695174412925" calcext:value-type="float">
            <text:p>0.009806951744129</text:p>
          </table:table-cell>
          <table:table-cell office:value-type="float" office:value="0.0289353614391577" calcext:value-type="float">
            <text:p>0.028935361439158</text:p>
          </table:table-cell>
          <table:table-cell office:value-type="float" office:value="0.0367298801295128" calcext:value-type="float">
            <text:p>0.036729880129513</text:p>
          </table:table-cell>
          <table:table-cell office:value-type="float" office:value="0.0390823921083319" calcext:value-type="float">
            <text:p>0.039082392108332</text:p>
          </table:table-cell>
          <table:table-cell office:value-type="float" office:value="0.0202385676867126" calcext:value-type="float">
            <text:p>0.020238567686713</text:p>
          </table:table-cell>
          <table:table-cell office:value-type="float" office:value="0.0115792216526535" calcext:value-type="float">
            <text:p>0.0115792216526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0119127544166986" calcext:value-type="float">
            <text:p>0.000119127544167</text:p>
          </table:table-cell>
          <table:table-cell office:value-type="float" office:value="0.00863624550402164" calcext:value-type="float">
            <text:p>0.008636245504022</text:p>
          </table:table-cell>
          <table:table-cell office:value-type="float" office:value="0.00679107429459691" calcext:value-type="float">
            <text:p>0.006791074294597</text:p>
          </table:table-cell>
          <table:table-cell office:value-type="float" office:value="0.0293775629252195" calcext:value-type="float">
            <text:p>0.02937756292522</text:p>
          </table:table-cell>
          <table:table-cell office:value-type="float" office:value="0.111454039812088" calcext:value-type="float">
            <text:p>0.111454039812088</text:p>
          </table:table-cell>
          <table:table-cell office:value-type="float" office:value="0.153224736452103" calcext:value-type="float">
            <text:p>0.153224736452103</text:p>
          </table:table-cell>
          <table:table-cell office:value-type="float" office:value="0.161699593067169" calcext:value-type="float">
            <text:p>0.161699593067169</text:p>
          </table:table-cell>
          <table:table-cell office:value-type="float" office:value="0.101207204163075" calcext:value-type="float">
            <text:p>0.101207204163075</text:p>
          </table:table-cell>
          <table:table-cell office:value-type="float" office:value="0.0434303991496563" calcext:value-type="float">
            <text:p>0.043430399149656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0541442586109042" calcext:value-type="float">
            <text:p>0.00541442586109</text:p>
          </table:table-cell>
          <table:table-cell office:value-type="float" office:value="0.0254540778696537" calcext:value-type="float">
            <text:p>0.025454077869654</text:p>
          </table:table-cell>
          <table:table-cell office:value-type="float" office:value="0.0175198744982481" calcext:value-type="float">
            <text:p>0.017519874498248</text:p>
          </table:table-cell>
          <table:table-cell office:value-type="float" office:value="0.0615275967866182" calcext:value-type="float">
            <text:p>0.061527596786618</text:p>
          </table:table-cell>
          <table:table-cell office:value-type="float" office:value="0.202885672450066" calcext:value-type="float">
            <text:p>0.202885672450066</text:p>
          </table:table-cell>
          <table:table-cell office:value-type="float" office:value="0.254112750291824" calcext:value-type="float">
            <text:p>0.254112750291824</text:p>
          </table:table-cell>
          <table:table-cell office:value-type="float" office:value="0.281976833939552" calcext:value-type="float">
            <text:p>0.281976833939552</text:p>
          </table:table-cell>
          <table:table-cell office:value-type="float" office:value="0.160792678594589" calcext:value-type="float">
            <text:p>0.160792678594589</text:p>
          </table:table-cell>
          <table:table-cell office:value-type="float" office:value="0.0709146820008755" calcext:value-type="float">
            <text:p>0.070914682000876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0765695283189416" calcext:value-type="float">
            <text:p>0.007656952831894</text:p>
          </table:table-cell>
          <table:table-cell office:value-type="float" office:value="0.0289181526750326" calcext:value-type="float">
            <text:p>0.028918152675033</text:p>
          </table:table-cell>
          <table:table-cell office:value-type="float" office:value="0.0199395921081305" calcext:value-type="float">
            <text:p>0.019939592108131</text:p>
          </table:table-cell>
          <table:table-cell office:value-type="float" office:value="0.0676031932234764" calcext:value-type="float">
            <text:p>0.067603193223476</text:p>
          </table:table-cell>
          <table:table-cell office:value-type="float" office:value="0.221696436405182" calcext:value-type="float">
            <text:p>0.221696436405182</text:p>
          </table:table-cell>
          <table:table-cell office:value-type="float" office:value="0.276766002178192" calcext:value-type="float">
            <text:p>0.276766002178192</text:p>
          </table:table-cell>
          <table:table-cell office:value-type="float" office:value="0.307264357805252" calcext:value-type="float">
            <text:p>0.307264357805252</text:p>
          </table:table-cell>
          <table:table-cell office:value-type="float" office:value="0.173493981361389" calcext:value-type="float">
            <text:p>0.173493981361389</text:p>
          </table:table-cell>
          <table:table-cell office:value-type="float" office:value="0.0772670656442642" calcext:value-type="float">
            <text:p>0.077267065644264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0982229504734278" calcext:value-type="float">
            <text:p>0.009822295047343</text:p>
          </table:table-cell>
          <table:table-cell office:value-type="float" office:value="0.0320861302316189" calcext:value-type="float">
            <text:p>0.032086130231619</text:p>
          </table:table-cell>
          <table:table-cell office:value-type="float" office:value="0.0224643601104617" calcext:value-type="float">
            <text:p>0.022464360110462</text:p>
          </table:table-cell>
          <table:table-cell office:value-type="float" office:value="0.0734268389642239" calcext:value-type="float">
            <text:p>0.073426838964224</text:p>
          </table:table-cell>
          <table:table-cell office:value-type="float" office:value="0.24019006639719" calcext:value-type="float">
            <text:p>0.24019006639719</text:p>
          </table:table-cell>
          <table:table-cell office:value-type="float" office:value="0.300049662590027" calcext:value-type="float">
            <text:p>0.300049662590027</text:p>
          </table:table-cell>
          <table:table-cell office:value-type="float" office:value="0.331890627741814" calcext:value-type="float">
            <text:p>0.331890627741814</text:p>
          </table:table-cell>
          <table:table-cell office:value-type="float" office:value="0.186667092144489" calcext:value-type="float">
            <text:p>0.186667092144489</text:p>
          </table:table-cell>
          <table:table-cell office:value-type="float" office:value="0.0843447335064411" calcext:value-type="float">
            <text:p>0.0843447335064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316521674394608" calcext:value-type="float">
            <text:p>0.031652167439461</text:p>
          </table:table-cell>
          <table:table-cell office:value-type="float" office:value="0.0661226734519005" calcext:value-type="float">
            <text:p>0.066122673451901</text:p>
          </table:table-cell>
          <table:table-cell office:value-type="float" office:value="0.0705669894814491" calcext:value-type="float">
            <text:p>0.070566989481449</text:p>
          </table:table-cell>
          <table:table-cell office:value-type="float" office:value="0.136149242520332" calcext:value-type="float">
            <text:p>0.136149242520332</text:p>
          </table:table-cell>
          <table:table-cell office:value-type="float" office:value="0.33970108628273" calcext:value-type="float">
            <text:p>0.33970108628273</text:p>
          </table:table-cell>
          <table:table-cell office:value-type="float" office:value="0.446231752634048" calcext:value-type="float">
            <text:p>0.446231752634048</text:p>
          </table:table-cell>
          <table:table-cell office:value-type="float" office:value="0.468546777963638" calcext:value-type="float">
            <text:p>0.468546777963638</text:p>
          </table:table-cell>
          <table:table-cell office:value-type="float" office:value="0.313720732927322" calcext:value-type="float">
            <text:p>0.313720732927322</text:p>
          </table:table-cell>
          <table:table-cell office:value-type="float" office:value="0.170464187860489" calcext:value-type="float">
            <text:p>0.17046418786048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tinel 16122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4247" calcext:value-type="float">
            <text:p>42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16830106282114" calcext:value-type="float">
            <text:p>0.011683010628212</text:p>
          </table:table-cell>
          <table:table-cell office:value-type="float" office:value="0.0379777049068173" calcext:value-type="float">
            <text:p>0.037977704906817</text:p>
          </table:table-cell>
          <table:table-cell office:value-type="float" office:value="0.0193066862224305" calcext:value-type="float">
            <text:p>0.019306686222431</text:p>
          </table:table-cell>
          <table:table-cell office:value-type="float" office:value="0.0787305846820867" calcext:value-type="float">
            <text:p>0.078730584682087</text:p>
          </table:table-cell>
          <table:table-cell office:value-type="float" office:value="0.291578777858951" calcext:value-type="float">
            <text:p>0.291578777858951</text:p>
          </table:table-cell>
          <table:table-cell office:value-type="float" office:value="0.36845784380853" calcext:value-type="float">
            <text:p>0.36845784380853</text:p>
          </table:table-cell>
          <table:table-cell office:value-type="float" office:value="0.397947627269495" calcext:value-type="float">
            <text:p>0.397947627269495</text:p>
          </table:table-cell>
          <table:table-cell office:value-type="float" office:value="0.187987063389709" calcext:value-type="float">
            <text:p>0.187987063389709</text:p>
          </table:table-cell>
          <table:table-cell office:value-type="float" office:value="0.0787558773936441" calcext:value-type="float">
            <text:p>0.0787558773936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178099951092817" calcext:value-type="float">
            <text:p>0.001780999510928</text:p>
          </table:table-cell>
          <table:table-cell office:value-type="float" office:value="0.00341891868953879" calcext:value-type="float">
            <text:p>0.003418918689539</text:p>
          </table:table-cell>
          <table:table-cell office:value-type="float" office:value="0.00246650616353629" calcext:value-type="float">
            <text:p>0.002466506163536</text:p>
          </table:table-cell>
          <table:table-cell office:value-type="float" office:value="0.0066378541486915" calcext:value-type="float">
            <text:p>0.006637854148692</text:p>
          </table:table-cell>
          <table:table-cell office:value-type="float" office:value="0.0218918956406519" calcext:value-type="float">
            <text:p>0.021891895640652</text:p>
          </table:table-cell>
          <table:table-cell office:value-type="float" office:value="0.0273183509719395" calcext:value-type="float">
            <text:p>0.02731835097194</text:p>
          </table:table-cell>
          <table:table-cell office:value-type="float" office:value="0.0283327678526631" calcext:value-type="float">
            <text:p>0.028332767852663</text:p>
          </table:table-cell>
          <table:table-cell office:value-type="float" office:value="0.0118170007871174" calcext:value-type="float">
            <text:p>0.011817000787117</text:p>
          </table:table-cell>
          <table:table-cell office:value-type="float" office:value="0.00711129607757647" calcext:value-type="float">
            <text:p>0.0071112960775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532348826527596" calcext:value-type="float">
            <text:p>0.005323488265276</text:p>
          </table:table-cell>
          <table:table-cell office:value-type="float" office:value="0.0260141883045435" calcext:value-type="float">
            <text:p>0.026014188304544</text:p>
          </table:table-cell>
          <table:table-cell office:value-type="float" office:value="0.0126372799277306" calcext:value-type="float">
            <text:p>0.012637279927731</text:p>
          </table:table-cell>
          <table:table-cell office:value-type="float" office:value="0.0523451305925846" calcext:value-type="float">
            <text:p>0.052345130592585</text:p>
          </table:table-cell>
          <table:table-cell office:value-type="float" office:value="0.20517997443676" calcext:value-type="float">
            <text:p>0.20517997443676</text:p>
          </table:table-cell>
          <table:table-cell office:value-type="float" office:value="0.260613828897476" calcext:value-type="float">
            <text:p>0.260613828897476</text:p>
          </table:table-cell>
          <table:table-cell office:value-type="float" office:value="0.297072768211365" calcext:value-type="float">
            <text:p>0.297072768211365</text:p>
          </table:table-cell>
          <table:table-cell office:value-type="float" office:value="0.138562738895416" calcext:value-type="float">
            <text:p>0.138562738895416</text:p>
          </table:table-cell>
          <table:table-cell office:value-type="float" office:value="0.0541644655168057" calcext:value-type="float">
            <text:p>0.054164465516806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105660236440599" calcext:value-type="float">
            <text:p>0.01056602364406</text:p>
          </table:table-cell>
          <table:table-cell office:value-type="float" office:value="0.0357967894524336" calcext:value-type="float">
            <text:p>0.035796789452434</text:p>
          </table:table-cell>
          <table:table-cell office:value-type="float" office:value="0.0178309734910727" calcext:value-type="float">
            <text:p>0.017830973491073</text:p>
          </table:table-cell>
          <table:table-cell office:value-type="float" office:value="0.074588630348444" calcext:value-type="float">
            <text:p>0.074588630348444</text:p>
          </table:table-cell>
          <table:table-cell office:value-type="float" office:value="0.276154816150665" calcext:value-type="float">
            <text:p>0.276154816150665</text:p>
          </table:table-cell>
          <table:table-cell office:value-type="float" office:value="0.349064648151398" calcext:value-type="float">
            <text:p>0.349064648151398</text:p>
          </table:table-cell>
          <table:table-cell office:value-type="float" office:value="0.378176212310791" calcext:value-type="float">
            <text:p>0.378176212310791</text:p>
          </table:table-cell>
          <table:table-cell office:value-type="float" office:value="0.179853908717632" calcext:value-type="float">
            <text:p>0.179853908717632</text:p>
          </table:table-cell>
          <table:table-cell office:value-type="float" office:value="0.0740523152053356" calcext:value-type="float">
            <text:p>0.074052315205336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116016510874033" calcext:value-type="float">
            <text:p>0.011601651087403</text:p>
          </table:table-cell>
          <table:table-cell office:value-type="float" office:value="0.0378623679280281" calcext:value-type="float">
            <text:p>0.037862367928028</text:p>
          </table:table-cell>
          <table:table-cell office:value-type="float" office:value="0.0190951190888882" calcext:value-type="float">
            <text:p>0.019095119088888</text:p>
          </table:table-cell>
          <table:table-cell office:value-type="float" office:value="0.07872623950243" calcext:value-type="float">
            <text:p>0.07872623950243</text:p>
          </table:table-cell>
          <table:table-cell office:value-type="float" office:value="0.290857225656509" calcext:value-type="float">
            <text:p>0.290857225656509</text:p>
          </table:table-cell>
          <table:table-cell office:value-type="float" office:value="0.368809938430786" calcext:value-type="float">
            <text:p>0.368809938430786</text:p>
          </table:table-cell>
          <table:table-cell office:value-type="float" office:value="0.398311853408813" calcext:value-type="float">
            <text:p>0.398311853408813</text:p>
          </table:table-cell>
          <table:table-cell office:value-type="float" office:value="0.187494158744812" calcext:value-type="float">
            <text:p>0.187494158744812</text:p>
          </table:table-cell>
          <table:table-cell office:value-type="float" office:value="0.0782380625605583" calcext:value-type="float">
            <text:p>0.078238062560558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126927150413394" calcext:value-type="float">
            <text:p>0.012692715041339</text:p>
          </table:table-cell>
          <table:table-cell office:value-type="float" office:value="0.0400843657553196" calcext:value-type="float">
            <text:p>0.04008436575532</text:p>
          </table:table-cell>
          <table:table-cell office:value-type="float" office:value="0.0203918125480413" calcext:value-type="float">
            <text:p>0.020391812548041</text:p>
          </table:table-cell>
          <table:table-cell office:value-type="float" office:value="0.0826647914946079" calcext:value-type="float">
            <text:p>0.082664791494608</text:p>
          </table:table-cell>
          <table:table-cell office:value-type="float" office:value="0.305944338440895" calcext:value-type="float">
            <text:p>0.305944338440895</text:p>
          </table:table-cell>
          <table:table-cell office:value-type="float" office:value="0.38711228966713" calcext:value-type="float">
            <text:p>0.38711228966713</text:p>
          </table:table-cell>
          <table:table-cell office:value-type="float" office:value="0.417373567819595" calcext:value-type="float">
            <text:p>0.417373567819595</text:p>
          </table:table-cell>
          <table:table-cell office:value-type="float" office:value="0.195229791104794" calcext:value-type="float">
            <text:p>0.195229791104794</text:p>
          </table:table-cell>
          <table:table-cell office:value-type="float" office:value="0.082231342792511" calcext:value-type="float">
            <text:p>0.082231342792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249564405530691" calcext:value-type="float">
            <text:p>0.024956440553069</text:p>
          </table:table-cell>
          <table:table-cell office:value-type="float" office:value="0.0611923933029175" calcext:value-type="float">
            <text:p>0.061192393302918</text:p>
          </table:table-cell>
          <table:table-cell office:value-type="float" office:value="0.0526804029941559" calcext:value-type="float">
            <text:p>0.052680402994156</text:p>
          </table:table-cell>
          <table:table-cell office:value-type="float" office:value="0.125379115343094" calcext:value-type="float">
            <text:p>0.125379115343094</text:p>
          </table:table-cell>
          <table:table-cell office:value-type="float" office:value="0.399407982826233" calcext:value-type="float">
            <text:p>0.399407982826233</text:p>
          </table:table-cell>
          <table:table-cell office:value-type="float" office:value="0.511529564857483" calcext:value-type="float">
            <text:p>0.511529564857483</text:p>
          </table:table-cell>
          <table:table-cell office:value-type="float" office:value="0.553423464298248" calcext:value-type="float">
            <text:p>0.553423464298248</text:p>
          </table:table-cell>
          <table:table-cell office:value-type="float" office:value="0.263129770755768" calcext:value-type="float">
            <text:p>0.263129770755768</text:p>
          </table:table-cell>
          <table:table-cell office:value-type="float" office:value="0.140245795249939" calcext:value-type="float">
            <text:p>0.140245795249939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 160108" table:style-name="ta1">
        <table:table-column table:style-name="co2" table:default-cell-style-name="ce5"/>
        <table:table-column table:style-name="co1" table:number-columns-repeated="1023" table:default-cell-style-name="ce5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Hmean</text:p>
          </table:table-cell>
          <table:table-cell office:value-type="string" calcext:value-type="string">
            <text:p>FHmedian</text:p>
          </table:table-cell>
          <table:table-cell office:value-type="string" calcext:value-type="string">
            <text:p>FHstdev</text:p>
          </table:table-cell>
          <table:table-cell office:value-type="string" calcext:value-type="string">
            <text:p>FH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.58316452765217" calcext:value-type="float">
            <text:p>4.58316452765217</text:p>
          </table:table-cell>
          <table:table-cell office:value-type="float" office:value="4.14945652173913" calcext:value-type="float">
            <text:p>4.14945652173913</text:p>
          </table:table-cell>
          <table:table-cell office:value-type="float" office:value="1.89514514008696" calcext:value-type="float">
            <text:p>1.89514514008696</text:p>
          </table:table-cell>
          <table:table-cell office:value-type="float" office:value="9.81978260869565" calcext:value-type="float">
            <text:p>9.81978260869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576670603025864" calcext:value-type="float">
            <text:p>0.576670603025864</text:p>
          </table:table-cell>
          <table:table-cell office:value-type="float" office:value="0.672792668878342" calcext:value-type="float">
            <text:p>0.672792668878342</text:p>
          </table:table-cell>
          <table:table-cell office:value-type="float" office:value="0.279286803768223" calcext:value-type="float">
            <text:p>0.279286803768223</text:p>
          </table:table-cell>
          <table:table-cell office:value-type="float" office:value="1.58125775474985" calcext:value-type="float">
            <text:p>1.58125775474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279212598" calcext:value-type="float">
            <text:p>3.279212598</text:p>
          </table:table-cell>
          <table:table-cell office:value-type="float" office:value="3" calcext:value-type="float">
            <text:p>3</text:p>
          </table:table-cell>
          <table:table-cell office:value-type="float" office:value="1.340623472" calcext:value-type="float">
            <text:p>1.340623472</text:p>
          </table:table-cell>
          <table:table-cell office:value-type="float" office:value="7.2" calcext:value-type="float">
            <text:p>7.2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4.3155789475" calcext:value-type="float">
            <text:p>4.3155789475</text:p>
          </table:table-cell>
          <table:table-cell office:value-type="float" office:value="3.8475" calcext:value-type="float">
            <text:p>3.8475</text:p>
          </table:table-cell>
          <table:table-cell office:value-type="float" office:value="1.7705968955" calcext:value-type="float">
            <text:p>1.7705968955</text:p>
          </table:table-cell>
          <table:table-cell office:value-type="float" office:value="8.5875" calcext:value-type="float">
            <text:p>8.5875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4.68975" calcext:value-type="float">
            <text:p>4.68975</text:p>
          </table:table-cell>
          <table:table-cell office:value-type="float" office:value="4.095" calcext:value-type="float">
            <text:p>4.095</text:p>
          </table:table-cell>
          <table:table-cell office:value-type="float" office:value="1.894837964" calcext:value-type="float">
            <text:p>1.894837964</text:p>
          </table:table-cell>
          <table:table-cell office:value-type="float" office:value="9.36" calcext:value-type="float">
            <text:p>9.36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4.943007423" calcext:value-type="float">
            <text:p>4.943007423</text:p>
          </table:table-cell>
          <table:table-cell office:value-type="float" office:value="4.68" calcext:value-type="float">
            <text:p>4.68</text:p>
          </table:table-cell>
          <table:table-cell office:value-type="float" office:value="2.0815089455" calcext:value-type="float">
            <text:p>2.0815089455</text:p>
          </table:table-cell>
          <table:table-cell office:value-type="float" office:value="10.8" calcext:value-type="float">
            <text:p>1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.5063125" calcext:value-type="float">
            <text:p>5.5063125</text:p>
          </table:table-cell>
          <table:table-cell office:value-type="float" office:value="5.85" calcext:value-type="float">
            <text:p>5.85</text:p>
          </table:table-cell>
          <table:table-cell office:value-type="float" office:value="2.395495773" calcext:value-type="float">
            <text:p>2.395495773</text:p>
          </table:table-cell>
          <table:table-cell office:value-type="float" office:value="13.2" calcext:value-type="float">
            <text:p>13.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tinel 160108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213388897391304" calcext:value-type="float">
            <text:p>0.02133888973913</text:p>
          </table:table-cell>
          <table:table-cell office:value-type="float" office:value="0.0455249733478261" calcext:value-type="float">
            <text:p>0.045524973347826</text:p>
          </table:table-cell>
          <table:table-cell office:value-type="float" office:value="0.0247747447391304" calcext:value-type="float">
            <text:p>0.02477474473913</text:p>
          </table:table-cell>
          <table:table-cell office:value-type="float" office:value="0.0836462053913044" calcext:value-type="float">
            <text:p>0.083646205391304</text:p>
          </table:table-cell>
          <table:table-cell office:value-type="float" office:value="0.300275184869565" calcext:value-type="float">
            <text:p>0.300275184869565</text:p>
          </table:table-cell>
          <table:table-cell office:value-type="float" office:value="0.376510988521739" calcext:value-type="float">
            <text:p>0.376510988521739</text:p>
          </table:table-cell>
          <table:table-cell office:value-type="float" office:value="0.406157659521739" calcext:value-type="float">
            <text:p>0.406157659521739</text:p>
          </table:table-cell>
          <table:table-cell office:value-type="float" office:value="0.197909846" calcext:value-type="float">
            <text:p>0.197909846</text:p>
          </table:table-cell>
          <table:table-cell office:value-type="float" office:value="0.084197594" calcext:value-type="float">
            <text:p>0.084197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523895785328315" calcext:value-type="float">
            <text:p>0.005238957853283</text:p>
          </table:table-cell>
          <table:table-cell office:value-type="float" office:value="0.00585322588196519" calcext:value-type="float">
            <text:p>0.005853225881965</text:p>
          </table:table-cell>
          <table:table-cell office:value-type="float" office:value="0.00469211436954666" calcext:value-type="float">
            <text:p>0.004692114369547</text:p>
          </table:table-cell>
          <table:table-cell office:value-type="float" office:value="0.00776964783058202" calcext:value-type="float">
            <text:p>0.007769647830582</text:p>
          </table:table-cell>
          <table:table-cell office:value-type="float" office:value="0.0273193409284452" calcext:value-type="float">
            <text:p>0.027319340928445</text:p>
          </table:table-cell>
          <table:table-cell office:value-type="float" office:value="0.0365895310451579" calcext:value-type="float">
            <text:p>0.036589531045158</text:p>
          </table:table-cell>
          <table:table-cell office:value-type="float" office:value="0.038157537834057" calcext:value-type="float">
            <text:p>0.038157537834057</text:p>
          </table:table-cell>
          <table:table-cell office:value-type="float" office:value="0.0146671466267652" calcext:value-type="float">
            <text:p>0.014667146626765</text:p>
          </table:table-cell>
          <table:table-cell office:value-type="float" office:value="0.00952862139582042" calcext:value-type="float">
            <text:p>0.009528621395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15192915" calcext:value-type="float">
            <text:p>0.015192915</text:p>
          </table:table-cell>
          <table:table-cell office:value-type="float" office:value="0.03825267" calcext:value-type="float">
            <text:p>0.03825267</text:p>
          </table:table-cell>
          <table:table-cell office:value-type="float" office:value="0.020254352" calcext:value-type="float">
            <text:p>0.020254352</text:p>
          </table:table-cell>
          <table:table-cell office:value-type="float" office:value="0.074182971" calcext:value-type="float">
            <text:p>0.074182971</text:p>
          </table:table-cell>
          <table:table-cell office:value-type="float" office:value="0.240061313" calcext:value-type="float">
            <text:p>0.240061313</text:p>
          </table:table-cell>
          <table:table-cell office:value-type="float" office:value="0.297848761" calcext:value-type="float">
            <text:p>0.297848761</text:p>
          </table:table-cell>
          <table:table-cell office:value-type="float" office:value="0.321776325" calcext:value-type="float">
            <text:p>0.321776325</text:p>
          </table:table-cell>
          <table:table-cell office:value-type="float" office:value="0.176250207" calcext:value-type="float">
            <text:p>0.176250207</text:p>
          </table:table-cell>
          <table:table-cell office:value-type="float" office:value="0.072786552" calcext:value-type="float">
            <text:p>0.072786552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17769307" calcext:value-type="float">
            <text:p>0.017769307</text:p>
          </table:table-cell>
          <table:table-cell office:value-type="float" office:value="0.041294805" calcext:value-type="float">
            <text:p>0.041294805</text:p>
          </table:table-cell>
          <table:table-cell office:value-type="float" office:value="0.021831834" calcext:value-type="float">
            <text:p>0.021831834</text:p>
          </table:table-cell>
          <table:table-cell office:value-type="float" office:value="0.078932611" calcext:value-type="float">
            <text:p>0.078932611</text:p>
          </table:table-cell>
          <table:table-cell office:value-type="float" office:value="0.282859093" calcext:value-type="float">
            <text:p>0.282859093</text:p>
          </table:table-cell>
          <table:table-cell office:value-type="float" office:value="0.3522304865" calcext:value-type="float">
            <text:p>0.3522304865</text:p>
          </table:table-cell>
          <table:table-cell office:value-type="float" office:value="0.382896184" calcext:value-type="float">
            <text:p>0.382896184</text:p>
          </table:table-cell>
          <table:table-cell office:value-type="float" office:value="0.1883011035" calcext:value-type="float">
            <text:p>0.1883011035</text:p>
          </table:table-cell>
          <table:table-cell office:value-type="float" office:value="0.077910925" calcext:value-type="float">
            <text:p>0.077910925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19507883" calcext:value-type="float">
            <text:p>0.019507883</text:p>
          </table:table-cell>
          <table:table-cell office:value-type="float" office:value="0.043543978" calcext:value-type="float">
            <text:p>0.043543978</text:p>
          </table:table-cell>
          <table:table-cell office:value-type="float" office:value="0.023342792" calcext:value-type="float">
            <text:p>0.023342792</text:p>
          </table:table-cell>
          <table:table-cell office:value-type="float" office:value="0.080627219" calcext:value-type="float">
            <text:p>0.080627219</text:p>
          </table:table-cell>
          <table:table-cell office:value-type="float" office:value="0.300910066" calcext:value-type="float">
            <text:p>0.300910066</text:p>
          </table:table-cell>
          <table:table-cell office:value-type="float" office:value="0.376274779" calcext:value-type="float">
            <text:p>0.376274779</text:p>
          </table:table-cell>
          <table:table-cell office:value-type="float" office:value="0.403519049" calcext:value-type="float">
            <text:p>0.403519049</text:p>
          </table:table-cell>
          <table:table-cell office:value-type="float" office:value="0.192668378" calcext:value-type="float">
            <text:p>0.192668378</text:p>
          </table:table-cell>
          <table:table-cell office:value-type="float" office:value="0.081070645" calcext:value-type="float">
            <text:p>0.081070645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229136145" calcext:value-type="float">
            <text:p>0.0229136145</text:p>
          </table:table-cell>
          <table:table-cell office:value-type="float" office:value="0.048064701" calcext:value-type="float">
            <text:p>0.048064701</text:p>
          </table:table-cell>
          <table:table-cell office:value-type="float" office:value="0.025849801" calcext:value-type="float">
            <text:p>0.025849801</text:p>
          </table:table-cell>
          <table:table-cell office:value-type="float" office:value="0.0885085905" calcext:value-type="float">
            <text:p>0.0885085905</text:p>
          </table:table-cell>
          <table:table-cell office:value-type="float" office:value="0.320661137" calcext:value-type="float">
            <text:p>0.320661137</text:p>
          </table:table-cell>
          <table:table-cell office:value-type="float" office:value="0.4034607055" calcext:value-type="float">
            <text:p>0.4034607055</text:p>
          </table:table-cell>
          <table:table-cell office:value-type="float" office:value="0.430884215" calcext:value-type="float">
            <text:p>0.430884215</text:p>
          </table:table-cell>
          <table:table-cell office:value-type="float" office:value="0.207022104" calcext:value-type="float">
            <text:p>0.207022104</text:p>
          </table:table-cell>
          <table:table-cell office:value-type="float" office:value="0.0861239965" calcext:value-type="float">
            <text:p>0.08612399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33932554" calcext:value-type="float">
            <text:p>0.033932554</text:p>
          </table:table-cell>
          <table:table-cell office:value-type="float" office:value="0.060468068" calcext:value-type="float">
            <text:p>0.060468068</text:p>
          </table:table-cell>
          <table:table-cell office:value-type="float" office:value="0.037991495" calcext:value-type="float">
            <text:p>0.037991495</text:p>
          </table:table-cell>
          <table:table-cell office:value-type="float" office:value="0.106806219" calcext:value-type="float">
            <text:p>0.106806219</text:p>
          </table:table-cell>
          <table:table-cell office:value-type="float" office:value="0.363998823" calcext:value-type="float">
            <text:p>0.363998823</text:p>
          </table:table-cell>
          <table:table-cell office:value-type="float" office:value="0.468436189" calcext:value-type="float">
            <text:p>0.468436189</text:p>
          </table:table-cell>
          <table:table-cell office:value-type="float" office:value="0.503613003" calcext:value-type="float">
            <text:p>0.503613003</text:p>
          </table:table-cell>
          <table:table-cell office:value-type="float" office:value="0.232327309" calcext:value-type="float">
            <text:p>0.232327309</text:p>
          </table:table-cell>
          <table:table-cell office:value-type="float" office:value="0.109463541" calcext:value-type="float">
            <text:p>0.109463541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 161223" table:style-name="ta1">
        <table:table-column table:style-name="co2" table:default-cell-style-name="ce5"/>
        <table:table-column table:style-name="co1" table:number-columns-repeated="1023" table:default-cell-style-name="ce5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Hmean</text:p>
          </table:table-cell>
          <table:table-cell office:value-type="string" calcext:value-type="string">
            <text:p>FHmedian</text:p>
          </table:table-cell>
          <table:table-cell office:value-type="string" calcext:value-type="string">
            <text:p>FHstdev</text:p>
          </table:table-cell>
          <table:table-cell office:value-type="string" calcext:value-type="string">
            <text:p>FH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.75684322" calcext:value-type="float">
            <text:p>4.75684322</text:p>
          </table:table-cell>
          <table:table-cell office:value-type="float" office:value="4.24905" calcext:value-type="float">
            <text:p>4.24905</text:p>
          </table:table-cell>
          <table:table-cell office:value-type="float" office:value="2.06099774" calcext:value-type="float">
            <text:p>2.06099774</text:p>
          </table:table-cell>
          <table:table-cell office:value-type="float" office:value="10.0984" calcext:value-type="float">
            <text:p>10.09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819643521379188" calcext:value-type="float">
            <text:p>0.819643521379188</text:p>
          </table:table-cell>
          <table:table-cell office:value-type="float" office:value="0.890497627734066" calcext:value-type="float">
            <text:p>0.890497627734066</text:p>
          </table:table-cell>
          <table:table-cell office:value-type="float" office:value="0.728148640740175" calcext:value-type="float">
            <text:p>0.728148640740175</text:p>
          </table:table-cell>
          <table:table-cell office:value-type="float" office:value="2.30552718483214" calcext:value-type="float">
            <text:p>2.30552718483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780173913" calcext:value-type="float">
            <text:p>3.780173913</text:p>
          </table:table-cell>
          <table:table-cell office:value-type="float" office:value="2.925" calcext:value-type="float">
            <text:p>2.925</text:p>
          </table:table-cell>
          <table:table-cell office:value-type="float" office:value="1.143172428" calcext:value-type="float">
            <text:p>1.143172428</text:p>
          </table:table-cell>
          <table:table-cell office:value-type="float" office:value="7.02" calcext:value-type="float">
            <text:p>7.02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3.980925" calcext:value-type="float">
            <text:p>3.980925</text:p>
          </table:table-cell>
          <table:table-cell office:value-type="float" office:value="3.83175" calcext:value-type="float">
            <text:p>3.83175</text:p>
          </table:table-cell>
          <table:table-cell office:value-type="float" office:value="1.55298139325" calcext:value-type="float">
            <text:p>1.55298139325</text:p>
          </table:table-cell>
          <table:table-cell office:value-type="float" office:value="8.658" calcext:value-type="float">
            <text:p>8.658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4.796212666" calcext:value-type="float">
            <text:p>4.796212666</text:p>
          </table:table-cell>
          <table:table-cell office:value-type="float" office:value="4.212" calcext:value-type="float">
            <text:p>4.212</text:p>
          </table:table-cell>
          <table:table-cell office:value-type="float" office:value="1.9364951825" calcext:value-type="float">
            <text:p>1.9364951825</text:p>
          </table:table-cell>
          <table:table-cell office:value-type="float" office:value="9.6525" calcext:value-type="float">
            <text:p>9.6525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5.2047247895" calcext:value-type="float">
            <text:p>5.2047247895</text:p>
          </table:table-cell>
          <table:table-cell office:value-type="float" office:value="4.606875" calcext:value-type="float">
            <text:p>4.606875</text:p>
          </table:table-cell>
          <table:table-cell office:value-type="float" office:value="2.30491981425" calcext:value-type="float">
            <text:p>2.30491981425</text:p>
          </table:table-cell>
          <table:table-cell office:value-type="float" office:value="10.38375" calcext:value-type="float">
            <text:p>10.38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6.066195652" calcext:value-type="float">
            <text:p>6.066195652</text:p>
          </table:table-cell>
          <table:table-cell office:value-type="float" office:value="5.85" calcext:value-type="float">
            <text:p>5.85</text:p>
          </table:table-cell>
          <table:table-cell office:value-type="float" office:value="3.5630222" calcext:value-type="float">
            <text:p>3.5630222</text:p>
          </table:table-cell>
          <table:table-cell office:value-type="float" office:value="14.04" calcext:value-type="float">
            <text:p>14.0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tinel 161223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23122475" calcext:value-type="float">
            <text:p>0.0123122475</text:p>
          </table:table-cell>
          <table:table-cell office:value-type="float" office:value="0.0392286448" calcext:value-type="float">
            <text:p>0.0392286448</text:p>
          </table:table-cell>
          <table:table-cell office:value-type="float" office:value="0.0193319166" calcext:value-type="float">
            <text:p>0.0193319166</text:p>
          </table:table-cell>
          <table:table-cell office:value-type="float" office:value="0.0793005519" calcext:value-type="float">
            <text:p>0.0793005519</text:p>
          </table:table-cell>
          <table:table-cell office:value-type="float" office:value="0.295559462" calcext:value-type="float">
            <text:p>0.295559462</text:p>
          </table:table-cell>
          <table:table-cell office:value-type="float" office:value="0.3716854972" calcext:value-type="float">
            <text:p>0.3716854972</text:p>
          </table:table-cell>
          <table:table-cell office:value-type="float" office:value="0.4006292984" calcext:value-type="float">
            <text:p>0.4006292984</text:p>
          </table:table-cell>
          <table:table-cell office:value-type="float" office:value="0.1831222071" calcext:value-type="float">
            <text:p>0.1831222071</text:p>
          </table:table-cell>
          <table:table-cell office:value-type="float" office:value="0.0765291601" calcext:value-type="float">
            <text:p>0.07652916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330644672807399" calcext:value-type="float">
            <text:p>0.003306446728074</text:p>
          </table:table-cell>
          <table:table-cell office:value-type="float" office:value="0.00470837140635886" calcext:value-type="float">
            <text:p>0.004708371406359</text:p>
          </table:table-cell>
          <table:table-cell office:value-type="float" office:value="0.00231393827996034" calcext:value-type="float">
            <text:p>0.00231393827996</text:p>
          </table:table-cell>
          <table:table-cell office:value-type="float" office:value="0.00797209299709646" calcext:value-type="float">
            <text:p>0.007972092997096</text:p>
          </table:table-cell>
          <table:table-cell office:value-type="float" office:value="0.0226263037004645" calcext:value-type="float">
            <text:p>0.022626303700465</text:p>
          </table:table-cell>
          <table:table-cell office:value-type="float" office:value="0.0268190692701512" calcext:value-type="float">
            <text:p>0.026819069270151</text:p>
          </table:table-cell>
          <table:table-cell office:value-type="float" office:value="0.0277501179843851" calcext:value-type="float">
            <text:p>0.027750117984385</text:p>
          </table:table-cell>
          <table:table-cell office:value-type="float" office:value="0.0105630093273074" calcext:value-type="float">
            <text:p>0.010563009327307</text:p>
          </table:table-cell>
          <table:table-cell office:value-type="float" office:value="0.00429864193431973" calcext:value-type="float">
            <text:p>0.00429864193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736425" calcext:value-type="float">
            <text:p>0.00736425</text:p>
          </table:table-cell>
          <table:table-cell office:value-type="float" office:value="0.032322267" calcext:value-type="float">
            <text:p>0.032322267</text:p>
          </table:table-cell>
          <table:table-cell office:value-type="float" office:value="0.016650836" calcext:value-type="float">
            <text:p>0.016650836</text:p>
          </table:table-cell>
          <table:table-cell office:value-type="float" office:value="0.063821565" calcext:value-type="float">
            <text:p>0.063821565</text:p>
          </table:table-cell>
          <table:table-cell office:value-type="float" office:value="0.267583095" calcext:value-type="float">
            <text:p>0.267583095</text:p>
          </table:table-cell>
          <table:table-cell office:value-type="float" office:value="0.333635819" calcext:value-type="float">
            <text:p>0.333635819</text:p>
          </table:table-cell>
          <table:table-cell office:value-type="float" office:value="0.359973413" calcext:value-type="float">
            <text:p>0.359973413</text:p>
          </table:table-cell>
          <table:table-cell office:value-type="float" office:value="0.166154766" calcext:value-type="float">
            <text:p>0.166154766</text:p>
          </table:table-cell>
          <table:table-cell office:value-type="float" office:value="0.070195235" calcext:value-type="float">
            <text:p>0.070195235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1002602125" calcext:value-type="float">
            <text:p>0.01002602125</text:p>
          </table:table-cell>
          <table:table-cell office:value-type="float" office:value="0.03664593525" calcext:value-type="float">
            <text:p>0.03664593525</text:p>
          </table:table-cell>
          <table:table-cell office:value-type="float" office:value="0.01752875975" calcext:value-type="float">
            <text:p>0.01752875975</text:p>
          </table:table-cell>
          <table:table-cell office:value-type="float" office:value="0.07543693775" calcext:value-type="float">
            <text:p>0.07543693775</text:p>
          </table:table-cell>
          <table:table-cell office:value-type="float" office:value="0.27970747225" calcext:value-type="float">
            <text:p>0.27970747225</text:p>
          </table:table-cell>
          <table:table-cell office:value-type="float" office:value="0.35378235575" calcext:value-type="float">
            <text:p>0.35378235575</text:p>
          </table:table-cell>
          <table:table-cell office:value-type="float" office:value="0.384097548" calcext:value-type="float">
            <text:p>0.384097548</text:p>
          </table:table-cell>
          <table:table-cell office:value-type="float" office:value="0.179264186" calcext:value-type="float">
            <text:p>0.179264186</text:p>
          </table:table-cell>
          <table:table-cell office:value-type="float" office:value="0.0742174275" calcext:value-type="float">
            <text:p>0.0742174275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110471485" calcext:value-type="float">
            <text:p>0.0110471485</text:p>
          </table:table-cell>
          <table:table-cell office:value-type="float" office:value="0.0384460795" calcext:value-type="float">
            <text:p>0.0384460795</text:p>
          </table:table-cell>
          <table:table-cell office:value-type="float" office:value="0.0186851635" calcext:value-type="float">
            <text:p>0.0186851635</text:p>
          </table:table-cell>
          <table:table-cell office:value-type="float" office:value="0.0805530095" calcext:value-type="float">
            <text:p>0.0805530095</text:p>
          </table:table-cell>
          <table:table-cell office:value-type="float" office:value="0.2881375515" calcext:value-type="float">
            <text:p>0.2881375515</text:p>
          </table:table-cell>
          <table:table-cell office:value-type="float" office:value="0.370463185" calcext:value-type="float">
            <text:p>0.370463185</text:p>
          </table:table-cell>
          <table:table-cell office:value-type="float" office:value="0.396778069" calcext:value-type="float">
            <text:p>0.396778069</text:p>
          </table:table-cell>
          <table:table-cell office:value-type="float" office:value="0.1829813875" calcext:value-type="float">
            <text:p>0.1829813875</text:p>
          </table:table-cell>
          <table:table-cell office:value-type="float" office:value="0.075919772" calcext:value-type="float">
            <text:p>0.075919772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1557813925" calcext:value-type="float">
            <text:p>0.01557813925</text:p>
          </table:table-cell>
          <table:table-cell office:value-type="float" office:value="0.04282450125" calcext:value-type="float">
            <text:p>0.04282450125</text:p>
          </table:table-cell>
          <table:table-cell office:value-type="float" office:value="0.02149957375" calcext:value-type="float">
            <text:p>0.02149957375</text:p>
          </table:table-cell>
          <table:table-cell office:value-type="float" office:value="0.083182864" calcext:value-type="float">
            <text:p>0.083182864</text:p>
          </table:table-cell>
          <table:table-cell office:value-type="float" office:value="0.31202671825" calcext:value-type="float">
            <text:p>0.31202671825</text:p>
          </table:table-cell>
          <table:table-cell office:value-type="float" office:value="0.3871539705" calcext:value-type="float">
            <text:p>0.3871539705</text:p>
          </table:table-cell>
          <table:table-cell office:value-type="float" office:value="0.4159956215" calcext:value-type="float">
            <text:p>0.4159956215</text:p>
          </table:table-cell>
          <table:table-cell office:value-type="float" office:value="0.1887203275" calcext:value-type="float">
            <text:p>0.1887203275</text:p>
          </table:table-cell>
          <table:table-cell office:value-type="float" office:value="0.0797046365" calcext:value-type="float">
            <text:p>0.07970463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686355" calcext:value-type="float">
            <text:p>0.01686355</text:p>
          </table:table-cell>
          <table:table-cell office:value-type="float" office:value="0.046537413" calcext:value-type="float">
            <text:p>0.046537413</text:p>
          </table:table-cell>
          <table:table-cell office:value-type="float" office:value="0.0228804" calcext:value-type="float">
            <text:p>0.0228804</text:p>
          </table:table-cell>
          <table:table-cell office:value-type="float" office:value="0.092577879" calcext:value-type="float">
            <text:p>0.092577879</text:p>
          </table:table-cell>
          <table:table-cell office:value-type="float" office:value="0.337460834" calcext:value-type="float">
            <text:p>0.337460834</text:p>
          </table:table-cell>
          <table:table-cell office:value-type="float" office:value="0.425113791" calcext:value-type="float">
            <text:p>0.425113791</text:p>
          </table:table-cell>
          <table:table-cell office:value-type="float" office:value="0.455219036" calcext:value-type="float">
            <text:p>0.455219036</text:p>
          </table:table-cell>
          <table:table-cell office:value-type="float" office:value="0.202445602" calcext:value-type="float">
            <text:p>0.202445602</text:p>
          </table:table-cell>
          <table:table-cell office:value-type="float" office:value="0.08429811" calcext:value-type="float">
            <text:p>0.08429811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 Total" table:style-name="ta1">
        <table:table-column table:style-name="co3" table:default-cell-style-name="ce5"/>
        <table:table-column table:style-name="co1" table:number-columns-repeated="1023" table:default-cell-style-name="ce5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Hmean</text:p>
          </table:table-cell>
          <table:table-cell office:value-type="string" calcext:value-type="string">
            <text:p>FHmedian</text:p>
          </table:table-cell>
          <table:table-cell office:value-type="string" calcext:value-type="string">
            <text:p>FHstdev</text:p>
          </table:table-cell>
          <table:table-cell office:value-type="string" calcext:value-type="string">
            <text:p>FH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.63579443442424" calcext:value-type="float">
            <text:p>4.63579443442424</text:p>
          </table:table-cell>
          <table:table-cell office:value-type="float" office:value="4.17963636363636" calcext:value-type="float">
            <text:p>4.17963636363636</text:p>
          </table:table-cell>
          <table:table-cell office:value-type="float" office:value="1.94540350369697" calcext:value-type="float">
            <text:p>1.94540350369697</text:p>
          </table:table-cell>
          <table:table-cell office:value-type="float" office:value="9.90421212121212" calcext:value-type="float">
            <text:p>9.90421212121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651264470180257" calcext:value-type="float">
            <text:p>0.651264470180257</text:p>
          </table:table-cell>
          <table:table-cell office:value-type="float" office:value="0.732382779365656" calcext:value-type="float">
            <text:p>0.732382779365656</text:p>
          </table:table-cell>
          <table:table-cell office:value-type="float" office:value="0.456876099385258" calcext:value-type="float">
            <text:p>0.456876099385258</text:p>
          </table:table-cell>
          <table:table-cell office:value-type="float" office:value="1.79746710257754" calcext:value-type="float">
            <text:p>1.797467102577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279212598" calcext:value-type="float">
            <text:p>3.279212598</text:p>
          </table:table-cell>
          <table:table-cell office:value-type="float" office:value="2.925" calcext:value-type="float">
            <text:p>2.925</text:p>
          </table:table-cell>
          <table:table-cell office:value-type="float" office:value="1.143172428" calcext:value-type="float">
            <text:p>1.143172428</text:p>
          </table:table-cell>
          <table:table-cell office:value-type="float" office:value="7.02" calcext:value-type="float">
            <text:p>7.02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4.263157895" calcext:value-type="float">
            <text:p>4.263157895</text:p>
          </table:table-cell>
          <table:table-cell office:value-type="float" office:value="3.744" calcext:value-type="float">
            <text:p>3.744</text:p>
          </table:table-cell>
          <table:table-cell office:value-type="float" office:value="1.691536886" calcext:value-type="float">
            <text:p>1.691536886</text:p>
          </table:table-cell>
          <table:table-cell office:value-type="float" office:value="8.424" calcext:value-type="float">
            <text:p>8.424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4.68975" calcext:value-type="float">
            <text:p>4.68975</text:p>
          </table:table-cell>
          <table:table-cell office:value-type="float" office:value="4.095" calcext:value-type="float">
            <text:p>4.095</text:p>
          </table:table-cell>
          <table:table-cell office:value-type="float" office:value="1.894837964" calcext:value-type="float">
            <text:p>1.894837964</text:p>
          </table:table-cell>
          <table:table-cell office:value-type="float" office:value="9.36" calcext:value-type="float">
            <text:p>9.36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5.024117647" calcext:value-type="float">
            <text:p>5.024117647</text:p>
          </table:table-cell>
          <table:table-cell office:value-type="float" office:value="4.68" calcext:value-type="float">
            <text:p>4.68</text:p>
          </table:table-cell>
          <table:table-cell office:value-type="float" office:value="2.181453479" calcext:value-type="float">
            <text:p>2.181453479</text:p>
          </table:table-cell>
          <table:table-cell office:value-type="float" office:value="10.8" calcext:value-type="float">
            <text:p>1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6.066195652" calcext:value-type="float">
            <text:p>6.066195652</text:p>
          </table:table-cell>
          <table:table-cell office:value-type="float" office:value="5.85" calcext:value-type="float">
            <text:p>5.85</text:p>
          </table:table-cell>
          <table:table-cell office:value-type="float" office:value="3.5630222" calcext:value-type="float">
            <text:p>3.5630222</text:p>
          </table:table-cell>
          <table:table-cell office:value-type="float" office:value="14.04" calcext:value-type="float">
            <text:p>14.0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Sentinel 160108 and</text:span> 161223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86035436060606" calcext:value-type="float">
            <text:p>0.018603543606061</text:p>
          </table:table-cell>
          <table:table-cell office:value-type="float" office:value="0.043616995" calcext:value-type="float">
            <text:p>0.043616995</text:p>
          </table:table-cell>
          <table:table-cell office:value-type="float" office:value="0.0231254028787879" calcext:value-type="float">
            <text:p>0.023125402878788</text:p>
          </table:table-cell>
          <table:table-cell office:value-type="float" office:value="0.0823293406969697" calcext:value-type="float">
            <text:p>0.08232934069697</text:p>
          </table:table-cell>
          <table:table-cell office:value-type="float" office:value="0.298846177939394" calcext:value-type="float">
            <text:p>0.298846177939394</text:p>
          </table:table-cell>
          <table:table-cell office:value-type="float" office:value="0.375048718424242" calcext:value-type="float">
            <text:p>0.375048718424242</text:p>
          </table:table-cell>
          <table:table-cell office:value-type="float" office:value="0.404482398575758" calcext:value-type="float">
            <text:p>0.404482398575758</text:p>
          </table:table-cell>
          <table:table-cell office:value-type="float" office:value="0.19342874330303" calcext:value-type="float">
            <text:p>0.19342874330303</text:p>
          </table:table-cell>
          <table:table-cell office:value-type="float" office:value="0.0818738261515152" calcext:value-type="float">
            <text:p>0.08187382615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630008196359196" calcext:value-type="float">
            <text:p>0.006300081963592</text:p>
          </table:table-cell>
          <table:table-cell office:value-type="float" office:value="0.00619866258024639" calcext:value-type="float">
            <text:p>0.006198662580246</text:p>
          </table:table-cell>
          <table:table-cell office:value-type="float" office:value="0.00480563585659798" calcext:value-type="float">
            <text:p>0.004805635856598</text:p>
          </table:table-cell>
          <table:table-cell office:value-type="float" office:value="0.00796808569767707" calcext:value-type="float">
            <text:p>0.007968085697677</text:p>
          </table:table-cell>
          <table:table-cell office:value-type="float" office:value="0.0257282429566373" calcext:value-type="float">
            <text:p>0.025728242956637</text:p>
          </table:table-cell>
          <table:table-cell office:value-type="float" office:value="0.0335825091394602" calcext:value-type="float">
            <text:p>0.03358250913946</text:p>
          </table:table-cell>
          <table:table-cell office:value-type="float" office:value="0.0349890982949013" calcext:value-type="float">
            <text:p>0.034989098294901</text:p>
          </table:table-cell>
          <table:table-cell office:value-type="float" office:value="0.0150634512510866" calcext:value-type="float">
            <text:p>0.015063451251087</text:p>
          </table:table-cell>
          <table:table-cell office:value-type="float" office:value="0.00896806635227028" calcext:value-type="float">
            <text:p>0.008968066352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736425" calcext:value-type="float">
            <text:p>0.00736425</text:p>
          </table:table-cell>
          <table:table-cell office:value-type="float" office:value="0.032322267" calcext:value-type="float">
            <text:p>0.032322267</text:p>
          </table:table-cell>
          <table:table-cell office:value-type="float" office:value="0.016650836" calcext:value-type="float">
            <text:p>0.016650836</text:p>
          </table:table-cell>
          <table:table-cell office:value-type="float" office:value="0.063821565" calcext:value-type="float">
            <text:p>0.063821565</text:p>
          </table:table-cell>
          <table:table-cell office:value-type="float" office:value="0.240061313" calcext:value-type="float">
            <text:p>0.240061313</text:p>
          </table:table-cell>
          <table:table-cell office:value-type="float" office:value="0.297848761" calcext:value-type="float">
            <text:p>0.297848761</text:p>
          </table:table-cell>
          <table:table-cell office:value-type="float" office:value="0.321776325" calcext:value-type="float">
            <text:p>0.321776325</text:p>
          </table:table-cell>
          <table:table-cell office:value-type="float" office:value="0.166154766" calcext:value-type="float">
            <text:p>0.166154766</text:p>
          </table:table-cell>
          <table:table-cell office:value-type="float" office:value="0.070195235" calcext:value-type="float">
            <text:p>0.070195235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15576823" calcext:value-type="float">
            <text:p>0.015576823</text:p>
          </table:table-cell>
          <table:table-cell office:value-type="float" office:value="0.040341461" calcext:value-type="float">
            <text:p>0.040341461</text:p>
          </table:table-cell>
          <table:table-cell office:value-type="float" office:value="0.020764984" calcext:value-type="float">
            <text:p>0.020764984</text:p>
          </table:table-cell>
          <table:table-cell office:value-type="float" office:value="0.078170718" calcext:value-type="float">
            <text:p>0.078170718</text:p>
          </table:table-cell>
          <table:table-cell office:value-type="float" office:value="0.280654079" calcext:value-type="float">
            <text:p>0.280654079</text:p>
          </table:table-cell>
          <table:table-cell office:value-type="float" office:value="0.351948893" calcext:value-type="float">
            <text:p>0.351948893</text:p>
          </table:table-cell>
          <table:table-cell office:value-type="float" office:value="0.383105147" calcext:value-type="float">
            <text:p>0.383105147</text:p>
          </table:table-cell>
          <table:table-cell office:value-type="float" office:value="0.184948131" calcext:value-type="float">
            <text:p>0.184948131</text:p>
          </table:table-cell>
          <table:table-cell office:value-type="float" office:value="0.076999024" calcext:value-type="float">
            <text:p>0.076999024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17792474" calcext:value-type="float">
            <text:p>0.017792474</text:p>
          </table:table-cell>
          <table:table-cell office:value-type="float" office:value="0.042675223" calcext:value-type="float">
            <text:p>0.042675223</text:p>
          </table:table-cell>
          <table:table-cell office:value-type="float" office:value="0.022255489" calcext:value-type="float">
            <text:p>0.022255489</text:p>
          </table:table-cell>
          <table:table-cell office:value-type="float" office:value="0.080627219" calcext:value-type="float">
            <text:p>0.080627219</text:p>
          </table:table-cell>
          <table:table-cell office:value-type="float" office:value="0.298075117" calcext:value-type="float">
            <text:p>0.298075117</text:p>
          </table:table-cell>
          <table:table-cell office:value-type="float" office:value="0.373743698" calcext:value-type="float">
            <text:p>0.373743698</text:p>
          </table:table-cell>
          <table:table-cell office:value-type="float" office:value="0.397441342" calcext:value-type="float">
            <text:p>0.397441342</text:p>
          </table:table-cell>
          <table:table-cell office:value-type="float" office:value="0.189087667" calcext:value-type="float">
            <text:p>0.189087667</text:p>
          </table:table-cell>
          <table:table-cell office:value-type="float" office:value="0.080181192" calcext:value-type="float">
            <text:p>0.080181192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21441075" calcext:value-type="float">
            <text:p>0.021441075</text:p>
          </table:table-cell>
          <table:table-cell office:value-type="float" office:value="0.046537413" calcext:value-type="float">
            <text:p>0.046537413</text:p>
          </table:table-cell>
          <table:table-cell office:value-type="float" office:value="0.024586343" calcext:value-type="float">
            <text:p>0.024586343</text:p>
          </table:table-cell>
          <table:table-cell office:value-type="float" office:value="0.085878299" calcext:value-type="float">
            <text:p>0.085878299</text:p>
          </table:table-cell>
          <table:table-cell office:value-type="float" office:value="0.318183839" calcext:value-type="float">
            <text:p>0.318183839</text:p>
          </table:table-cell>
          <table:table-cell office:value-type="float" office:value="0.393116349" calcext:value-type="float">
            <text:p>0.393116349</text:p>
          </table:table-cell>
          <table:table-cell office:value-type="float" office:value="0.426219448" calcext:value-type="float">
            <text:p>0.426219448</text:p>
          </table:table-cell>
          <table:table-cell office:value-type="float" office:value="0.202445602" calcext:value-type="float">
            <text:p>0.202445602</text:p>
          </table:table-cell>
          <table:table-cell office:value-type="float" office:value="0.08429811" calcext:value-type="float">
            <text:p>0.084298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33932554" calcext:value-type="float">
            <text:p>0.033932554</text:p>
          </table:table-cell>
          <table:table-cell office:value-type="float" office:value="0.060468068" calcext:value-type="float">
            <text:p>0.060468068</text:p>
          </table:table-cell>
          <table:table-cell office:value-type="float" office:value="0.037991495" calcext:value-type="float">
            <text:p>0.037991495</text:p>
          </table:table-cell>
          <table:table-cell office:value-type="float" office:value="0.106806219" calcext:value-type="float">
            <text:p>0.106806219</text:p>
          </table:table-cell>
          <table:table-cell office:value-type="float" office:value="0.363998823" calcext:value-type="float">
            <text:p>0.363998823</text:p>
          </table:table-cell>
          <table:table-cell office:value-type="float" office:value="0.468436189" calcext:value-type="float">
            <text:p>0.468436189</text:p>
          </table:table-cell>
          <table:table-cell office:value-type="float" office:value="0.503613003" calcext:value-type="float">
            <text:p>0.503613003</text:p>
          </table:table-cell>
          <table:table-cell office:value-type="float" office:value="0.232327309" calcext:value-type="float">
            <text:p>0.232327309</text:p>
          </table:table-cell>
          <table:table-cell office:value-type="float" office:value="0.109463541" calcext:value-type="float">
            <text:p>0.109463541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7:27:45.3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22:38:28.392000000</meta:creation-date>
    <dc:date>2022-05-11T17:39:15.931000000</dc:date>
    <meta:editing-duration>PT6H53M52S</meta:editing-duration>
    <meta:editing-cycles>18</meta:editing-cycles>
    <meta:generator>LibreOffice/7.0.4.2$Windows_X86_64 LibreOffice_project/dcf040e67528d9187c66b2379df5ea4407429775</meta:generator>
    <dc:creator>Gabriel Guariglia Perez</dc:creator>
    <meta:document-statistic meta:table-count="7" meta:cell-count="1393" meta:object-count="0"/>
  </office:meta>
</office:document-meta>
</file>